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ula2" style:family="table">
      <style:table-properties style:width="17cm" table:align="margins" style:may-break-between-rows="true" table:border-model="collapsing"/>
    </style:style>
    <style:style style:name="Taula2.A" style:family="table-column">
      <style:table-column-properties style:column-width="5.685cm" style:rel-column-width="21912*"/>
    </style:style>
    <style:style style:name="Taula2.B" style:family="table-column">
      <style:table-column-properties style:column-width="11.315cm" style:rel-column-width="43623*"/>
    </style:style>
    <style:style style:name="Taula2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ula2.2" style:family="table-row">
      <style:table-row-properties fo:keep-together="auto"/>
    </style:style>
    <style:style style:name="Taula2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ula2.A12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Servicio" style:family="table">
      <style:table-properties style:width="17cm" table:align="margins" fo:background-color="transparent">
        <style:background-image/>
      </style:table-properties>
    </style:style>
    <style:style style:name="Servicio.A" style:family="table-column">
      <style:table-column-properties style:column-width="5.667cm" style:rel-column-width="21845*"/>
    </style:style>
    <style:style style:name="Servicio.1" style:family="table-row">
      <style:table-row-properties fo:background-color="transparent">
        <style:background-image/>
      </style:table-row-properties>
    </style:style>
    <style:style style:name="Servicio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Servicio.C1" style:family="table-cell">
      <style:table-cell-properties fo:padding="0.049cm" fo:border="0.05pt solid #000000" style:writing-mode="page"/>
    </style:style>
    <style:style style:name="Servicio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Servicio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Delimitadores" style:family="table">
      <style:table-properties style:width="17cm" table:align="margins"/>
    </style:style>
    <style:style style:name="Delimitadores.A" style:family="table-column">
      <style:table-column-properties style:column-width="8.5cm" style:rel-column-width="32767*"/>
    </style:style>
    <style:style style:name="Delimitadores.B" style:family="table-column">
      <style:table-column-properties style:column-width="8.5cm" style:rel-column-width="32768*"/>
    </style:style>
    <style:style style:name="Delimitadores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Delimitadores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Delimitadores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Delimitadores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ula1" style:family="table">
      <style:table-properties style:width="17cm" table:align="margins" style:shadow="none" style:may-break-between-rows="true" table:border-model="collapsing"/>
    </style:style>
    <style:style style:name="Taula1.A" style:family="table-column">
      <style:table-column-properties style:column-width="3.388cm" style:rel-column-width="13062*"/>
    </style:style>
    <style:style style:name="Taula1.B" style:family="table-column">
      <style:table-column-properties style:column-width="1.205cm" style:rel-column-width="4644*"/>
    </style:style>
    <style:style style:name="Taula1.C" style:family="table-column">
      <style:table-column-properties style:column-width="3.383cm" style:rel-column-width="13041*"/>
    </style:style>
    <style:style style:name="Taula1.D" style:family="table-column">
      <style:table-column-properties style:column-width="1.804cm" style:rel-column-width="6956*"/>
    </style:style>
    <style:style style:name="Taula1.E" style:family="table-column">
      <style:table-column-properties style:column-width="7.22cm" style:rel-column-width="27832*"/>
    </style:style>
    <style:style style:name="Taula1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ula1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ula1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ula1.B2" style:family="table-cell" style:data-style-name="N1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ula1.C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ula1.E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ula1.C3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ula1.E3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ula1.C4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ula1.E4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ula1.C5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ula1.E5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ula1.C6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ula1.E6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ula1.C7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ula1.E7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ula1.C8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ula1.E8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ula1.C9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ula1.E9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ula1.C10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ula1.E10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ula1.C11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ula1.E11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ula1.C1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ula1.E1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ula1.C13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ula1.E13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ula1.C14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ula1.E14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ula1.C15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ula1.E15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ula1.C16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ula1.E16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ula1.17" style:family="table-row">
      <style:table-row-properties fo:keep-together="auto"/>
    </style:style>
    <style:style style:name="Taula1.C17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ula1.E17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ula1.A18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ula1.B18" style:family="table-cell" style:data-style-name="N10000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ula1.C18" style:family="table-cell">
      <style:table-cell-properties fo:background-color="transparent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ula1.E18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load_5f_transit_5f_unload" style:display-name="load_transit_unload" style:family="table">
      <style:table-properties style:width="17cm" table:align="margins"/>
    </style:style>
    <style:style style:name="load_5f_transit_5f_unload.A" style:display-name="load_transit_unload.A" style:family="table-column">
      <style:table-column-properties style:column-width="2.693cm" style:rel-column-width="10382*"/>
    </style:style>
    <style:style style:name="load_5f_transit_5f_unload.B" style:display-name="load_transit_unload.B" style:family="table-column">
      <style:table-column-properties style:column-width="1.907cm" style:rel-column-width="7351*"/>
    </style:style>
    <style:style style:name="load_5f_transit_5f_unload.C" style:display-name="load_transit_unload.C" style:family="table-column">
      <style:table-column-properties style:column-width="12.4cm" style:rel-column-width="47802*"/>
    </style:style>
    <style:style style:name="load_5f_transit_5f_unload.A1" style:display-name="load_transit_unload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load_5f_transit_5f_unload.B1" style:display-name="load_transit_unload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load_5f_transit_5f_unload.A2" style:display-name="load_transit_unload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load_5f_transit_5f_unload.B2" style:display-name="load_transit_unload.B2" style:family="table-cell" style:data-style-name="N1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load_5f_transit_5f_unload.A10" style:display-name="load_transit_unload.A10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load_5f_transit_5f_unload.B10" style:display-name="load_transit_unload.B10" style:family="table-cell" style:data-style-name="N10000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load_5f_transit_5f_unload.C10" style:display-name="load_transit_unload.C10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ula3" style:family="table">
      <style:table-properties style:width="17cm" table:align="margins" style:may-break-between-rows="true" table:border-model="collapsing"/>
    </style:style>
    <style:style style:name="Taula3.A" style:family="table-column">
      <style:table-column-properties style:column-width="2.693cm" style:rel-column-width="10382*"/>
    </style:style>
    <style:style style:name="Taula3.B" style:family="table-column">
      <style:table-column-properties style:column-width="1.907cm" style:rel-column-width="7351*"/>
    </style:style>
    <style:style style:name="Taula3.C" style:family="table-column">
      <style:table-column-properties style:column-width="12.4cm" style:rel-column-width="47802*"/>
    </style:style>
    <style:style style:name="Taula3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ula3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ula3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ula3.B2" style:family="table-cell" style:data-style-name="N1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ula3.5" style:family="table-row">
      <style:table-row-properties fo:keep-together="auto"/>
    </style:style>
    <style:style style:name="Taula3.A5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ula3.B5" style:family="table-cell" style:data-style-name="N10000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ula3.C5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ula4" style:family="table">
      <style:table-properties style:width="17cm" table:align="margins" style:may-break-between-rows="true" table:border-model="collapsing"/>
    </style:style>
    <style:style style:name="Taula4.A" style:family="table-column">
      <style:table-column-properties style:column-width="2.693cm" style:rel-column-width="10382*"/>
    </style:style>
    <style:style style:name="Taula4.B" style:family="table-column">
      <style:table-column-properties style:column-width="1.907cm" style:rel-column-width="7351*"/>
    </style:style>
    <style:style style:name="Taula4.C" style:family="table-column">
      <style:table-column-properties style:column-width="12.4cm" style:rel-column-width="47802*"/>
    </style:style>
    <style:style style:name="Taula4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ula4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ula4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ula4.B2" style:family="table-cell" style:data-style-name="N1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ula4.5" style:family="table-row">
      <style:table-row-properties fo:keep-together="auto"/>
    </style:style>
    <style:style style:name="Taula4.A5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ula4.B5" style:family="table-cell" style:data-style-name="N10000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ula4.C5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ula5" style:family="table">
      <style:table-properties style:width="17cm" table:align="margins" style:may-break-between-rows="true" table:border-model="collapsing"/>
    </style:style>
    <style:style style:name="Taula5.A" style:family="table-column">
      <style:table-column-properties style:column-width="2.693cm" style:rel-column-width="10382*"/>
    </style:style>
    <style:style style:name="Taula5.B" style:family="table-column">
      <style:table-column-properties style:column-width="1.907cm" style:rel-column-width="7351*"/>
    </style:style>
    <style:style style:name="Taula5.C" style:family="table-column">
      <style:table-column-properties style:column-width="12.4cm" style:rel-column-width="47802*"/>
    </style:style>
    <style:style style:name="Taula5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ula5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ula5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ula5.B2" style:family="table-cell" style:data-style-name="N1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ula5.4" style:family="table-row">
      <style:table-row-properties fo:keep-together="auto"/>
    </style:style>
    <style:style style:name="Taula5.A4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ula5.B4" style:family="table-cell" style:data-style-name="N10000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ula5.C4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ula6" style:family="table">
      <style:table-properties style:width="17cm" table:align="margins" style:may-break-between-rows="true" table:border-model="collapsing"/>
    </style:style>
    <style:style style:name="Taula6.A" style:family="table-column">
      <style:table-column-properties style:column-width="2.693cm" style:rel-column-width="10382*"/>
    </style:style>
    <style:style style:name="Taula6.B" style:family="table-column">
      <style:table-column-properties style:column-width="1.907cm" style:rel-column-width="7351*"/>
    </style:style>
    <style:style style:name="Taula6.C" style:family="table-column">
      <style:table-column-properties style:column-width="12.4cm" style:rel-column-width="47802*"/>
    </style:style>
    <style:style style:name="Taula6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ula6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ula6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ula6.B2" style:family="table-cell" style:data-style-name="N1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ula6.4" style:family="table-row">
      <style:table-row-properties fo:keep-together="auto"/>
    </style:style>
    <style:style style:name="Taula6.A6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ula6.B6" style:family="table-cell" style:data-style-name="N10000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ula6.C6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ula7" style:family="table">
      <style:table-properties style:width="17cm" table:align="margins" style:may-break-between-rows="true" table:border-model="collapsing"/>
    </style:style>
    <style:style style:name="Taula7.A" style:family="table-column">
      <style:table-column-properties style:column-width="2.693cm" style:rel-column-width="10382*"/>
    </style:style>
    <style:style style:name="Taula7.B" style:family="table-column">
      <style:table-column-properties style:column-width="1.907cm" style:rel-column-width="7351*"/>
    </style:style>
    <style:style style:name="Taula7.C" style:family="table-column">
      <style:table-column-properties style:column-width="12.4cm" style:rel-column-width="47802*"/>
    </style:style>
    <style:style style:name="Taula7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ula7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ula7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ula7.B2" style:family="table-cell" style:data-style-name="N1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ula7.4" style:family="table-row">
      <style:table-row-properties fo:keep-together="auto"/>
    </style:style>
    <style:style style:name="Taula7.A6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ula7.B6" style:family="table-cell" style:data-style-name="N10000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ula7.C6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ula8" style:family="table">
      <style:table-properties style:width="17cm" table:align="margins" style:may-break-between-rows="true" table:border-model="collapsing"/>
    </style:style>
    <style:style style:name="Taula8.A" style:family="table-column">
      <style:table-column-properties style:column-width="2.693cm" style:rel-column-width="10382*"/>
    </style:style>
    <style:style style:name="Taula8.B" style:family="table-column">
      <style:table-column-properties style:column-width="1.907cm" style:rel-column-width="7351*"/>
    </style:style>
    <style:style style:name="Taula8.C" style:family="table-column">
      <style:table-column-properties style:column-width="12.4cm" style:rel-column-width="47802*"/>
    </style:style>
    <style:style style:name="Taula8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ula8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ula8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ula8.B2" style:family="table-cell" style:data-style-name="N1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ula8.4" style:family="table-row">
      <style:table-row-properties fo:keep-together="auto"/>
    </style:style>
    <style:style style:name="Taula8.A6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ula8.B6" style:family="table-cell" style:data-style-name="N10000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ula8.C6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ula9" style:family="table">
      <style:table-properties style:width="17cm" table:align="margins" style:may-break-between-rows="true" table:border-model="collapsing"/>
    </style:style>
    <style:style style:name="Taula9.A" style:family="table-column">
      <style:table-column-properties style:column-width="2.693cm" style:rel-column-width="10382*"/>
    </style:style>
    <style:style style:name="Taula9.B" style:family="table-column">
      <style:table-column-properties style:column-width="1.907cm" style:rel-column-width="7351*"/>
    </style:style>
    <style:style style:name="Taula9.C" style:family="table-column">
      <style:table-column-properties style:column-width="12.4cm" style:rel-column-width="47802*"/>
    </style:style>
    <style:style style:name="Taula9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ula9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ula9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ula9.B2" style:family="table-cell" style:data-style-name="N1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ula9.4" style:family="table-row">
      <style:table-row-properties fo:keep-together="auto"/>
    </style:style>
    <style:style style:name="Taula9.A5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ula9.B5" style:family="table-cell" style:data-style-name="N10000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ula9.C5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ula10" style:family="table">
      <style:table-properties style:width="17cm" table:align="margins" style:may-break-between-rows="true" table:border-model="collapsing"/>
    </style:style>
    <style:style style:name="Taula10.A" style:family="table-column">
      <style:table-column-properties style:column-width="2.693cm" style:rel-column-width="10382*"/>
    </style:style>
    <style:style style:name="Taula10.B" style:family="table-column">
      <style:table-column-properties style:column-width="1.907cm" style:rel-column-width="7351*"/>
    </style:style>
    <style:style style:name="Taula10.C" style:family="table-column">
      <style:table-column-properties style:column-width="12.4cm" style:rel-column-width="47802*"/>
    </style:style>
    <style:style style:name="Taula10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ula10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ula10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ula10.B2" style:family="table-cell" style:data-style-name="N1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ula10.3" style:family="table-row">
      <style:table-row-properties fo:keep-together="auto"/>
    </style:style>
    <style:style style:name="Taula10.A3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ula10.B3" style:family="table-cell" style:data-style-name="N10000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ula10.C3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ula11" style:family="table">
      <style:table-properties style:width="17cm" table:align="margins" style:may-break-between-rows="true" table:border-model="collapsing"/>
    </style:style>
    <style:style style:name="Taula11.A" style:family="table-column">
      <style:table-column-properties style:column-width="2.693cm" style:rel-column-width="10382*"/>
    </style:style>
    <style:style style:name="Taula11.B" style:family="table-column">
      <style:table-column-properties style:column-width="1.907cm" style:rel-column-width="7351*"/>
    </style:style>
    <style:style style:name="Taula11.C" style:family="table-column">
      <style:table-column-properties style:column-width="12.4cm" style:rel-column-width="47802*"/>
    </style:style>
    <style:style style:name="Taula11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ula11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ula11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ula11.B2" style:family="table-cell" style:data-style-name="N1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ula11.4" style:family="table-row">
      <style:table-row-properties fo:keep-together="auto"/>
    </style:style>
    <style:style style:name="Taula11.A7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ula11.B7" style:family="table-cell" style:data-style-name="N10000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ula11.C7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ula12" style:family="table">
      <style:table-properties style:width="17cm" table:align="margins" style:may-break-between-rows="true" table:border-model="collapsing"/>
    </style:style>
    <style:style style:name="Taula12.A" style:family="table-column">
      <style:table-column-properties style:column-width="2.693cm" style:rel-column-width="10382*"/>
    </style:style>
    <style:style style:name="Taula12.B" style:family="table-column">
      <style:table-column-properties style:column-width="1.907cm" style:rel-column-width="7351*"/>
    </style:style>
    <style:style style:name="Taula12.C" style:family="table-column">
      <style:table-column-properties style:column-width="12.4cm" style:rel-column-width="47802*"/>
    </style:style>
    <style:style style:name="Taula12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ula12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ula12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ula12.B2" style:family="table-cell" style:data-style-name="N1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ula12.4" style:family="table-row">
      <style:table-row-properties fo:keep-together="auto"/>
    </style:style>
    <style:style style:name="Taula12.A6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ula12.B6" style:family="table-cell" style:data-style-name="N10000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ula12.C6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ula13" style:family="table">
      <style:table-properties style:width="17cm" table:align="margins" style:may-break-between-rows="true" table:border-model="collapsing"/>
    </style:style>
    <style:style style:name="Taula13.A" style:family="table-column">
      <style:table-column-properties style:column-width="2.988cm" style:rel-column-width="11517*"/>
    </style:style>
    <style:style style:name="Taula13.B" style:family="table-column">
      <style:table-column-properties style:column-width="1.609cm" style:rel-column-width="6203*"/>
    </style:style>
    <style:style style:name="Taula13.C" style:family="table-column">
      <style:table-column-properties style:column-width="12.404cm" style:rel-column-width="47815*"/>
    </style:style>
    <style:style style:name="Taula13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ula13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ula13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ula13.B2" style:family="table-cell" style:data-style-name="N1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ula13.4" style:family="table-row">
      <style:table-row-properties fo:keep-together="auto"/>
    </style:style>
    <style:style style:name="Taula13.A7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ula13.B7" style:family="table-cell" style:data-style-name="N10000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ula13.C7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ula14" style:family="table">
      <style:table-properties style:width="17cm" table:align="margins" style:may-break-between-rows="true" table:border-model="collapsing"/>
    </style:style>
    <style:style style:name="Taula14.A" style:family="table-column">
      <style:table-column-properties style:column-width="5.389cm" style:rel-column-width="20771*"/>
    </style:style>
    <style:style style:name="Taula14.B" style:family="table-column">
      <style:table-column-properties style:column-width="1.803cm" style:rel-column-width="6950*"/>
    </style:style>
    <style:style style:name="Taula14.C" style:family="table-column">
      <style:table-column-properties style:column-width="9.809cm" style:rel-column-width="37814*"/>
    </style:style>
    <style:style style:name="Taula14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ula14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ula14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ula14.B2" style:family="table-cell" style:data-style-name="N1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ula14.4" style:family="table-row">
      <style:table-row-properties fo:keep-together="auto"/>
    </style:style>
    <style:style style:name="Taula14.12" style:family="table-row">
      <style:table-row-properties style:min-row-height="0.561cm" fo:keep-together="auto"/>
    </style:style>
    <style:style style:name="Taula14.A13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ula14.B13" style:family="table-cell" style:data-style-name="N10000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ula14.C13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ula15" style:family="table">
      <style:table-properties style:width="17cm" table:align="margins" style:may-break-between-rows="true" table:border-model="collapsing"/>
    </style:style>
    <style:style style:name="Taula15.A" style:family="table-column">
      <style:table-column-properties style:column-width="2.985cm" style:rel-column-width="11503*"/>
    </style:style>
    <style:style style:name="Taula15.B" style:family="table-column">
      <style:table-column-properties style:column-width="1.801cm" style:rel-column-width="6944*"/>
    </style:style>
    <style:style style:name="Taula15.C" style:family="table-column">
      <style:table-column-properties style:column-width="12.215cm" style:rel-column-width="47088*"/>
    </style:style>
    <style:style style:name="Taula15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ula15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ula15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ula15.B2" style:family="table-cell" style:data-style-name="N1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ula15.4" style:family="table-row">
      <style:table-row-properties fo:keep-together="auto"/>
    </style:style>
    <style:style style:name="Taula15.A9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ula15.B9" style:family="table-cell" style:data-style-name="N10000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ula15.C9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ula16" style:family="table">
      <style:table-properties style:width="17cm" table:align="margins" style:may-break-between-rows="true" table:border-model="collapsing"/>
    </style:style>
    <style:style style:name="Taula16.A" style:family="table-column">
      <style:table-column-properties style:column-width="2.985cm" style:rel-column-width="11503*"/>
    </style:style>
    <style:style style:name="Taula16.B" style:family="table-column">
      <style:table-column-properties style:column-width="1.801cm" style:rel-column-width="6944*"/>
    </style:style>
    <style:style style:name="Taula16.C" style:family="table-column">
      <style:table-column-properties style:column-width="12.215cm" style:rel-column-width="47088*"/>
    </style:style>
    <style:style style:name="Taula16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ula16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ula16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ula16.B2" style:family="table-cell" style:data-style-name="N1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ula16.4" style:family="table-row">
      <style:table-row-properties fo:keep-together="auto"/>
    </style:style>
    <style:style style:name="Taula16.A14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ula16.B14" style:family="table-cell" style:data-style-name="N10000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ula16.C14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ula17" style:family="table">
      <style:table-properties style:width="17cm" table:align="margins" style:may-break-between-rows="true" table:border-model="collapsing"/>
    </style:style>
    <style:style style:name="Taula17.A" style:family="table-column">
      <style:table-column-properties style:column-width="2.985cm" style:rel-column-width="11503*"/>
    </style:style>
    <style:style style:name="Taula17.B" style:family="table-column">
      <style:table-column-properties style:column-width="1.801cm" style:rel-column-width="6944*"/>
    </style:style>
    <style:style style:name="Taula17.C" style:family="table-column">
      <style:table-column-properties style:column-width="12.215cm" style:rel-column-width="47088*"/>
    </style:style>
    <style:style style:name="Taula17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ula17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ula17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ula17.B2" style:family="table-cell" style:data-style-name="N1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ula17.4" style:family="table-row">
      <style:table-row-properties fo:keep-together="auto"/>
    </style:style>
    <style:style style:name="Taula17.A5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ula17.B5" style:family="table-cell" style:data-style-name="N10000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ula17.C5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ula18" style:family="table">
      <style:table-properties style:width="17cm" table:align="margins" style:may-break-between-rows="true" table:border-model="collapsing"/>
    </style:style>
    <style:style style:name="Taula18.A" style:family="table-column">
      <style:table-column-properties style:column-width="2.985cm" style:rel-column-width="11503*"/>
    </style:style>
    <style:style style:name="Taula18.B" style:family="table-column">
      <style:table-column-properties style:column-width="1.801cm" style:rel-column-width="6944*"/>
    </style:style>
    <style:style style:name="Taula18.C" style:family="table-column">
      <style:table-column-properties style:column-width="12.215cm" style:rel-column-width="47088*"/>
    </style:style>
    <style:style style:name="Taula18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ula18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ula18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ula18.B2" style:family="table-cell" style:data-style-name="N1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ula18.4" style:family="table-row">
      <style:table-row-properties fo:keep-together="auto"/>
    </style:style>
    <style:style style:name="Taula18.A5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ula18.B5" style:family="table-cell" style:data-style-name="N10000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ula18.C5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ula19" style:family="table">
      <style:table-properties style:width="17cm" table:align="margins" style:may-break-between-rows="true" table:border-model="collapsing"/>
    </style:style>
    <style:style style:name="Taula19.A" style:family="table-column">
      <style:table-column-properties style:column-width="3.302cm" style:rel-column-width="12726*"/>
    </style:style>
    <style:style style:name="Taula19.B" style:family="table-column">
      <style:table-column-properties style:column-width="1.695cm" style:rel-column-width="6536*"/>
    </style:style>
    <style:style style:name="Taula19.C" style:family="table-column">
      <style:table-column-properties style:column-width="12.003cm" style:rel-column-width="46273*"/>
    </style:style>
    <style:style style:name="Taula19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ula19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ula19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ula19.B2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ula19.4" style:family="table-row">
      <style:table-row-properties fo:keep-together="auto"/>
    </style:style>
    <style:style style:name="Taula19.A14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ula19.B14" style:family="table-cell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ula20" style:family="table">
      <style:table-properties style:width="17cm" table:align="margins" style:may-break-between-rows="true" table:border-model="collapsing"/>
    </style:style>
    <style:style style:name="Taula20.A" style:family="table-column">
      <style:table-column-properties style:column-width="2.985cm" style:rel-column-width="11503*"/>
    </style:style>
    <style:style style:name="Taula20.B" style:family="table-column">
      <style:table-column-properties style:column-width="1.801cm" style:rel-column-width="6944*"/>
    </style:style>
    <style:style style:name="Taula20.C" style:family="table-column">
      <style:table-column-properties style:column-width="12.215cm" style:rel-column-width="47088*"/>
    </style:style>
    <style:style style:name="Taula20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ula20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ula20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ula20.B2" style:family="table-cell" style:data-style-name="N1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ula20.4" style:family="table-row">
      <style:table-row-properties fo:keep-together="auto"/>
    </style:style>
    <style:style style:name="Taula20.A11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ula20.B11" style:family="table-cell" style:data-style-name="N10000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ula20.C11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ula21" style:family="table">
      <style:table-properties style:width="17cm" table:align="margins" style:may-break-between-rows="true" table:border-model="collapsing"/>
    </style:style>
    <style:style style:name="Taula21.A" style:family="table-column">
      <style:table-column-properties style:column-width="6.276cm" style:rel-column-width="24195*"/>
    </style:style>
    <style:style style:name="Taula21.B" style:family="table-column">
      <style:table-column-properties style:column-width="2.21cm" style:rel-column-width="8520*"/>
    </style:style>
    <style:style style:name="Taula21.C" style:family="table-column">
      <style:table-column-properties style:column-width="8.514cm" style:rel-column-width="32820*"/>
    </style:style>
    <style:style style:name="Taula21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ula21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ula21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ula21.B2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ula21.4" style:family="table-row">
      <style:table-row-properties fo:keep-together="auto"/>
    </style:style>
    <style:style style:name="Taula21.20" style:family="table-row">
      <style:table-row-properties style:min-row-height="0.577cm" fo:keep-together="auto"/>
    </style:style>
    <style:style style:name="Taula21.A24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ula21.B24" style:family="table-cell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ula22" style:family="table">
      <style:table-properties style:width="17cm" table:align="margins" style:may-break-between-rows="true" table:border-model="collapsing"/>
    </style:style>
    <style:style style:name="Taula22.A" style:family="table-column">
      <style:table-column-properties style:column-width="3.879cm" style:rel-column-width="14955*"/>
    </style:style>
    <style:style style:name="Taula22.B" style:family="table-column">
      <style:table-column-properties style:column-width="1.222cm" style:rel-column-width="4715*"/>
    </style:style>
    <style:style style:name="Taula22.C" style:family="table-column">
      <style:table-column-properties style:column-width="11.897cm" style:rel-column-width="45865*"/>
    </style:style>
    <style:style style:name="Taula22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ula22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ula22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ula22.B2" style:family="table-cell" style:data-style-name="N1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ula22.4" style:family="table-row">
      <style:table-row-properties fo:keep-together="auto"/>
    </style:style>
    <style:style style:name="Taula22.A9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ula22.B9" style:family="table-cell" style:data-style-name="N10000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ula22.C9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ula23" style:family="table">
      <style:table-properties style:width="17cm" table:align="margins" style:shadow="none" style:may-break-between-rows="true" table:border-model="collapsing"/>
    </style:style>
    <style:style style:name="Taula23.A" style:family="table-column">
      <style:table-column-properties style:column-width="2.985cm" style:rel-column-width="11503*"/>
    </style:style>
    <style:style style:name="Taula23.B" style:family="table-column">
      <style:table-column-properties style:column-width="1.801cm" style:rel-column-width="6944*"/>
    </style:style>
    <style:style style:name="Taula23.C" style:family="table-column">
      <style:table-column-properties style:column-width="12.215cm" style:rel-column-width="47088*"/>
    </style:style>
    <style:style style:name="Taula23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ula23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ula23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ula23.B2" style:family="table-cell" style:data-style-name="N1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ula23.C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ula23.C3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ula23.4" style:family="table-row">
      <style:table-row-properties fo:keep-together="auto"/>
    </style:style>
    <style:style style:name="Taula23.C4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ula23.C5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ula23.A6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ula23.B6" style:family="table-cell" style:data-style-name="N10000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ula23.C6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P1" style:family="paragraph" style:parent-style-name="Subtitle">
      <style:text-properties officeooo:rsid="000e848d" officeooo:paragraph-rsid="000e848d"/>
    </style:style>
    <style:style style:name="P2" style:family="paragraph" style:parent-style-name="Subtitle">
      <style:text-properties officeooo:rsid="000e848d" officeooo:paragraph-rsid="000f4e3e"/>
    </style:style>
    <style:style style:name="P3" style:family="paragraph" style:parent-style-name="Subtitle">
      <style:text-properties officeooo:rsid="00112a77" officeooo:paragraph-rsid="00112a77"/>
    </style:style>
    <style:style style:name="P4" style:family="paragraph" style:parent-style-name="Text_20_body">
      <style:text-properties officeooo:rsid="00112a77" officeooo:paragraph-rsid="00112a77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b816c" officeooo:paragraph-rsid="000b816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c8c29" officeooo:paragraph-rsid="000c8c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c8c29" officeooo:paragraph-rsid="000f4e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c8c29" officeooo:paragraph-rsid="00112a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c8c29" officeooo:paragraph-rsid="001631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c8c29" officeooo:paragraph-rsid="00177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c8c29" officeooo:paragraph-rsid="001df0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c8c29" officeooo:paragraph-rsid="001f2c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f4e3e" officeooo:paragraph-rsid="000f4e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12a77" officeooo:paragraph-rsid="00112a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12a77" officeooo:paragraph-rsid="001631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12a77" officeooo:paragraph-rsid="00177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12a77" officeooo:paragraph-rsid="001df0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12a77" officeooo:paragraph-rsid="001f2c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63193" officeooo:paragraph-rsid="001631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63193" officeooo:paragraph-rsid="00177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63193" officeooo:paragraph-rsid="001df0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77fff" officeooo:paragraph-rsid="00177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77fff" officeooo:paragraph-rsid="001f2c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c03b3" officeooo:paragraph-rsid="001c03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df07d" officeooo:paragraph-rsid="001df0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f2c8e" officeooo:paragraph-rsid="001f2c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816c" officeooo:paragraph-rsid="000b816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text-properties officeooo:rsid="000b816c" officeooo:paragraph-rsid="000b816c"/>
    </style:style>
    <style:style style:name="P29" style:family="paragraph" style:parent-style-name="Text_20_body">
      <style:text-properties officeooo:rsid="000b816c" officeooo:paragraph-rsid="000b816c"/>
    </style:style>
    <style:style style:name="P30" style:family="paragraph" style:parent-style-name="Text_20_body">
      <style:text-properties officeooo:rsid="000c8c29" officeooo:paragraph-rsid="000c8c29"/>
    </style:style>
    <style:style style:name="P31" style:family="paragraph" style:parent-style-name="Text_20_body">
      <style:text-properties officeooo:rsid="000f4e3e" officeooo:paragraph-rsid="000f4e3e"/>
    </style:style>
    <style:style style:name="P32" style:family="paragraph" style:parent-style-name="Text_20_body">
      <style:text-properties officeooo:rsid="000f4e3e" officeooo:paragraph-rsid="00112a77"/>
    </style:style>
    <style:style style:name="P33" style:family="paragraph" style:parent-style-name="Text_20_body">
      <style:text-properties officeooo:rsid="00129288" officeooo:paragraph-rsid="00129288"/>
    </style:style>
    <style:style style:name="P34" style:family="paragraph" style:parent-style-name="Text_20_body">
      <style:text-properties officeooo:rsid="00163193" officeooo:paragraph-rsid="00163193"/>
    </style:style>
    <style:style style:name="P35" style:family="paragraph" style:parent-style-name="Text_20_body">
      <style:text-properties officeooo:rsid="00163193" officeooo:paragraph-rsid="001df07d"/>
    </style:style>
    <style:style style:name="P36" style:family="paragraph" style:parent-style-name="Text_20_body">
      <style:text-properties officeooo:rsid="00177fff" officeooo:paragraph-rsid="00177fff"/>
    </style:style>
    <style:style style:name="P37" style:family="paragraph" style:parent-style-name="Heading_20_3">
      <style:text-properties officeooo:paragraph-rsid="000c8c29"/>
    </style:style>
    <style:style style:name="P38" style:family="paragraph" style:parent-style-name="Heading_20_3">
      <style:text-properties officeooo:paragraph-rsid="000f4e3e"/>
    </style:style>
    <style:style style:name="P39" style:family="paragraph" style:parent-style-name="Heading_20_3">
      <style:text-properties officeooo:paragraph-rsid="00112a77"/>
    </style:style>
    <style:style style:name="P40" style:family="paragraph" style:parent-style-name="Heading_20_3">
      <style:text-properties officeooo:paragraph-rsid="00163193"/>
    </style:style>
    <style:style style:name="P41" style:family="paragraph" style:parent-style-name="Heading_20_3">
      <style:text-properties officeooo:paragraph-rsid="00177fff"/>
    </style:style>
    <style:style style:name="P42" style:family="paragraph" style:parent-style-name="Heading_20_3">
      <style:text-properties officeooo:paragraph-rsid="001df07d"/>
    </style:style>
    <style:style style:name="P43" style:family="paragraph" style:parent-style-name="Heading_20_3">
      <style:text-properties officeooo:paragraph-rsid="001f2c8e"/>
    </style:style>
    <style:style style:name="P44" style:family="paragraph" style:parent-style-name="Heading_20_3">
      <style:text-properties officeooo:paragraph-rsid="0023428e"/>
    </style:style>
    <style:style style:name="P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12a77" officeooo:paragraph-rsid="00112a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12a77" officeooo:paragraph-rsid="001631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12a77" officeooo:paragraph-rsid="00177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12a77" officeooo:paragraph-rsid="001df0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12a77" officeooo:paragraph-rsid="001f2c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12a77" officeooo:paragraph-rsid="002342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b816c" officeooo:paragraph-rsid="000b816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b816c" officeooo:paragraph-rsid="0022b5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2b5db" officeooo:paragraph-rsid="0022b5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c8c29" officeooo:paragraph-rsid="002342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3f4af" officeooo:paragraph-rsid="0023f4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49ccd" officeooo:paragraph-rsid="00249c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558c2" officeooo:paragraph-rsid="002558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ext_20_body">
      <style:text-properties officeooo:rsid="000f4e3e" officeooo:paragraph-rsid="00112a77"/>
    </style:style>
    <style:style style:name="P59" style:family="paragraph" style:parent-style-name="Text_20_body">
      <style:text-properties officeooo:rsid="000f4e3e" officeooo:paragraph-rsid="0023428e"/>
    </style:style>
    <style:style style:name="T1" style:family="text">
      <style:text-properties officeooo:rsid="000c8c29"/>
    </style:style>
    <style:style style:name="T2" style:family="text">
      <style:text-properties officeooo:rsid="000f4e3e"/>
    </style:style>
    <style:style style:name="T3" style:family="text">
      <style:text-properties officeooo:rsid="00112a77"/>
    </style:style>
    <style:style style:name="T4" style:family="text">
      <style:text-properties officeooo:rsid="0012ee88"/>
    </style:style>
    <style:style style:name="T5" style:family="text">
      <style:text-properties officeooo:rsid="00148feb"/>
    </style:style>
    <style:style style:name="T6" style:family="text">
      <style:text-properties officeooo:rsid="00163193"/>
    </style:style>
    <style:style style:name="T7" style:family="text">
      <style:text-properties officeooo:rsid="00177fff"/>
    </style:style>
    <style:style style:name="T8" style:family="text">
      <style:text-properties officeooo:rsid="00179e92"/>
    </style:style>
    <style:style style:name="T9" style:family="text">
      <style:text-properties officeooo:rsid="00190f83"/>
    </style:style>
    <style:style style:name="T10" style:family="text">
      <style:text-properties officeooo:rsid="001ae039"/>
    </style:style>
    <style:style style:name="T11" style:family="text">
      <style:text-properties officeooo:rsid="001c03b3"/>
    </style:style>
    <style:style style:name="T12" style:family="text">
      <style:text-properties officeooo:rsid="001df07d"/>
    </style:style>
    <style:style style:name="T13" style:family="text">
      <style:text-properties officeooo:rsid="001f2c8e"/>
    </style:style>
    <style:style style:name="T14" style:family="text">
      <style:text-properties officeooo:rsid="00208421"/>
    </style:style>
    <style:style style:name="T15" style:family="text">
      <style:text-properties officeooo:rsid="0022b5db"/>
    </style:style>
    <style:style style:name="T16" style:family="text">
      <style:text-properties officeooo:rsid="0023428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tocolo de comunicación con los carros de Singular Logistics.</text:p>
      <text:p text:style-name="P29">El carro, o conjunto de carros, se controlan desde un servidor alojado en el armario eléctrico de la instalación (gateway). Éste ofrece un servicio TCP que permite enviar órdenes a los carros mediante mensajes de texto, responde a estos mensajes y envía actualizaciones asíncronas cuando se actualiza el estado de algún carro o <text:span text:style-name="T8">d</text:span>el circuito.</text:p>
      <text:p text:style-name="Subtitle">Glosario</text:p>
      <table:table table:name="Taula2" table:style-name="Taula2" table:template-name="Simple Grid Columns">
        <table:table-column table:style-name="Taula2.A"/>
        <table:table-column table:style-name="Taula2.B"/>
        <table:table-row>
          <table:table-cell table:style-name="Taula2.A1" office:value-type="string">
            <text:p text:style-name="P5">Término</text:p>
          </table:table-cell>
          <table:table-cell table:style-name="Taula2.A1" office:value-type="string">
            <text:p text:style-name="P5">Descripción</text:p>
          </table:table-cell>
        </table:table-row>
        <table:table-row table:style-name="Taula2.2">
          <table:table-cell table:style-name="Taula2.A2" office:value-type="string">
            <text:p text:style-name="P5">Carro</text:p>
          </table:table-cell>
          <table:table-cell table:style-name="Taula2.A2" office:value-type="string">
            <text:p text:style-name="P5">Elemento móvil del circuito.</text:p>
          </table:table-cell>
        </table:table-row>
        <table:table-row table:style-name="Taula2.2">
          <table:table-cell table:style-name="Taula2.A2" office:value-type="string">
            <text:p text:style-name="P5">Circuito</text:p>
          </table:table-cell>
          <table:table-cell table:style-name="Taula2.A2" office:value-type="string">
            <text:p text:style-name="P5">Conjunto de vías y dispositivos fijos.</text:p>
          </table:table-cell>
        </table:table-row>
        <table:table-row table:style-name="Taula2.2">
          <table:table-cell table:style-name="Taula2.A2" office:value-type="string">
            <text:p text:style-name="P5">Buggy</text:p>
          </table:table-cell>
          <table:table-cell table:style-name="Taula2.A2" office:value-type="string">
            <text:p text:style-name="P5">Parte del carro que se desplaza por la vía.</text:p>
          </table:table-cell>
        </table:table-row>
        <table:table-row table:style-name="Taula2.2">
          <table:table-cell table:style-name="Taula2.A2" office:value-type="string">
            <text:p text:style-name="P5">Hook</text:p>
          </table:table-cell>
          <table:table-cell table:style-name="Taula2.A2" office:value-type="string">
            <text:p text:style-name="P5">Parte del carro que acomoda la carga e interactúa con las estaciones.</text:p>
          </table:table-cell>
        </table:table-row>
        <table:table-row table:style-name="Taula2.2">
          <table:table-cell table:style-name="Taula2.A2" office:value-type="string">
            <text:p text:style-name="P5">Nodo</text:p>
          </table:table-cell>
          <table:table-cell table:style-name="Taula2.A2" office:value-type="string">
            <text:p text:style-name="P5">Punto del circuito donde puede detenerse el carro.</text:p>
          </table:table-cell>
        </table:table-row>
        <table:table-row table:style-name="Taula2.2">
          <table:table-cell table:style-name="Taula2.A2" office:value-type="string">
            <text:p text:style-name="P5">Segmento</text:p>
          </table:table-cell>
          <table:table-cell table:style-name="Taula2.A2" office:value-type="string">
            <text:p text:style-name="P5">Par ordenado de nodos que determinan un desplazamiento del carro.</text:p>
          </table:table-cell>
        </table:table-row>
        <table:table-row table:style-name="Taula2.2">
          <table:table-cell table:style-name="Taula2.A2" office:value-type="string">
            <text:p text:style-name="P5">Estación</text:p>
          </table:table-cell>
          <table:table-cell table:style-name="Taula2.A2" office:value-type="string">
            <text:p text:style-name="P5">Un nodo puede contener diversas estaciones que representan diversos puntos de carga, descarga o proceso en la misma posición del circuito. La estación tiene asociados un lado (side: left, none, right). El tránsito puede indicar un nivel (level: level_0 .. level_15) en la estación.</text:p>
          </table:table-cell>
        </table:table-row>
        <table:table-row table:style-name="Taula2.2">
          <table:table-cell table:style-name="Taula2.A2" office:value-type="string">
            <text:p text:style-name="P5">Comando de tránsito</text:p>
          </table:table-cell>
          <table:table-cell table:style-name="Taula2.A2" office:value-type="string">
            <text:p text:style-name="P5">Es la operación básica del carro asociada a una estación. El carro se dirige de la posición en la que se encuentra al nodo asociado a la estación e interactúa con la estación para llevar a cabo la operación especificada: load, transit o unload.</text:p>
          </table:table-cell>
        </table:table-row>
        <table:table-row table:style-name="Taula2.2">
          <table:table-cell table:style-name="Taula2.A2" office:value-type="string">
            <text:p text:style-name="P5">Carga (load)</text:p>
          </table:table-cell>
          <table:table-cell table:style-name="Taula2.A2" office:value-type="string">
            <text:p text:style-name="P5">Operación en la que un carro vacío adquiere una carga en una estación de carga. El carro pasa a estar cargado (loaded).</text:p>
          </table:table-cell>
        </table:table-row>
        <table:table-row table:style-name="Taula2.2">
          <table:table-cell table:style-name="Taula2.A2" office:value-type="string">
            <text:p text:style-name="P5">Tránsito (transit) en estación</text:p>
          </table:table-cell>
          <table:table-cell table:style-name="Taula2.A2" office:value-type="string">
            <text:p text:style-name="P5">Operación en la que un carro cargado procesa una carga en una estación de tránsito. El carro continúa cargado al finalizar la operación.</text:p>
          </table:table-cell>
        </table:table-row>
        <table:table-row>
          <table:table-cell table:style-name="Taula2.A12" office:value-type="string">
            <text:p text:style-name="P5">Descarga (unload)</text:p>
          </table:table-cell>
          <table:table-cell table:style-name="Taula2.A12" office:value-type="string">
            <text:p text:style-name="P5">Operación en la que un carro cargado deposita su carga en una estación de descarga. El carro queda vacío.</text:p>
          </table:table-cell>
        </table:table-row>
      </table:table>
      <text:p text:style-name="Text_20_body"/>
      <text:p text:style-name="Subtitle">El servicio</text:p>
      <table:table table:name="Servicio" table:style-name="Servicio">
        <table:table-column table:style-name="Servicio.A" table:number-columns-repeated="3"/>
        <table:table-row table:style-name="Servicio.1">
          <table:table-cell table:style-name="Servicio.A1" office:value-type="string">
            <text:p text:style-name="P28">Dirección IP</text:p>
          </table:table-cell>
          <table:table-cell table:style-name="Servicio.A1" office:value-type="string">
            <text:p text:style-name="P28">La asignada en la instalación.</text:p>
          </table:table-cell>
          <table:table-cell table:style-name="Servicio.C1" office:value-type="string">
            <text:p text:style-name="P28">Ej.: 10.3.0.10</text:p>
          </table:table-cell>
        </table:table-row>
        <table:table-row>
          <table:table-cell table:style-name="Servicio.A2" office:value-type="string">
            <text:p text:style-name="P28">Puerto TCP</text:p>
          </table:table-cell>
          <table:table-cell table:style-name="Servicio.A2" office:value-type="string">
            <text:p text:style-name="P28">Configurable.</text:p>
          </table:table-cell>
          <table:table-cell table:style-name="Servicio.C2" office:value-type="string">
            <text:p text:style-name="P28">Ej.: 30000</text:p>
          </table:table-cell>
        </table:table-row>
      </table:table>
      <text:p text:style-name="P29"/>
      <text:p text:style-name="P29">El gateway actúa como servidor TCP con una particularidad: sólo admite una conexión simultánea. Si se produce un error de comunicación, volver a conectar desconecta la conexión previa y la nueva <text:span text:style-name="T9">pasa a ser la única</text:span> válida.</text:p>
      <text:p text:style-name="Subtitle"><text:soft-page-break/><text:span text:style-name="T1">Tipos de</text:span> mensajes</text:p>
      <text:p text:style-name="P29">Los mensajes (en ambas direcciones) se envían en tramas delimitadas por los caracteres ascii &lt;STX&gt; y &lt;ETX&gt;. El contenido es ascii imprimible <text:span text:style-name="T10">y no contiene ninguno de estos caracteres</text:span>.</text:p>
      <table:table table:name="Delimitadores" table:style-name="Delimitadores" table:template-name="Default Style">
        <table:table-column table:style-name="Delimitadores.A"/>
        <table:table-column table:style-name="Delimitadores.B"/>
        <table:table-row>
          <table:table-cell table:style-name="Delimitadores.A1" office:value-type="string">
            <text:p text:style-name="P27">STX</text:p>
          </table:table-cell>
          <table:table-cell table:style-name="Delimitadores.B1" office:value-type="string">
            <text:p text:style-name="P27">0x02</text:p>
          </table:table-cell>
        </table:table-row>
        <table:table-row>
          <table:table-cell table:style-name="Delimitadores.A2" office:value-type="string">
            <text:p text:style-name="P27">ETX</text:p>
          </table:table-cell>
          <table:table-cell table:style-name="Delimitadores.B2" office:value-type="string">
            <text:p text:style-name="P27">0x03</text:p>
          </table:table-cell>
        </table:table-row>
      </table:table>
      <text:p text:style-name="P29">Los 3 primeros caracteres del mensaje (order_type) determinan el tipo de mensaje, que a su vez determina su longitud. Los valores numéricos se envían como una cadena ascii, con espacios en las posiciones no utilizadas.</text:p>
      <table:table table:name="Taula1" table:style-name="Taula1" table:template-name="Simple Grid Columns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row>
          <table:table-cell table:style-name="Taula1.A1" office:value-type="string">
            <text:p text:style-name="P5">Order_type</text:p>
          </table:table-cell>
          <table:table-cell table:style-name="Taula1.B1" office:value-type="string">
            <text:p text:style-name="P5">Valor</text:p>
          </table:table-cell>
          <table:table-cell table:style-name="Taula1.B1" office:value-type="string">
            <text:p text:style-name="P5">Dirección</text:p>
          </table:table-cell>
          <table:table-cell table:style-name="Taula1.B1" office:value-type="string">
            <text:p text:style-name="P5">Longitud</text:p>
            <text:p text:style-name="P5">mensaje</text:p>
          </table:table-cell>
          <table:table-cell table:style-name="Taula1.A1" office:value-type="string">
            <text:p text:style-name="P5">Notas</text:p>
          </table:table-cell>
        </table:table-row>
        <table:table-row>
          <table:table-cell table:style-name="Taula1.A2" office:value-type="string">
            <text:p text:style-name="P5">load</text:p>
          </table:table-cell>
          <table:table-cell table:style-name="Taula1.B2" office:value-type="float" office:value="1">
            <text:p text:style-name="P5">1</text:p>
          </table:table-cell>
          <table:table-cell table:style-name="Taula1.C2" office:value-type="string">
            <text:p text:style-name="P5">cliente-&gt;gateway</text:p>
          </table:table-cell>
          <table:table-cell table:style-name="Taula1.B2" office:value-type="float" office:value="55">
            <text:p text:style-name="P5">55</text:p>
          </table:table-cell>
          <table:table-cell table:style-name="Taula1.E2" office:value-type="string">
            <text:p text:style-name="P5">Ir a una estación a cargar.</text:p>
          </table:table-cell>
        </table:table-row>
        <table:table-row>
          <table:table-cell table:style-name="Taula1.A2" office:value-type="string">
            <text:p text:style-name="P5">transit</text:p>
          </table:table-cell>
          <table:table-cell table:style-name="Taula1.B2" office:value-type="float" office:value="2">
            <text:p text:style-name="P5">2</text:p>
          </table:table-cell>
          <table:table-cell table:style-name="Taula1.C3" office:value-type="string">
            <text:p text:style-name="P5">cliente-&gt;gateway</text:p>
          </table:table-cell>
          <table:table-cell table:style-name="Taula1.B2" office:value-type="float" office:value="55">
            <text:p text:style-name="P5">55</text:p>
          </table:table-cell>
          <table:table-cell table:style-name="Taula1.E3" office:value-type="string">
            <text:p text:style-name="P5">Pasar por una estación para un proceso.</text:p>
          </table:table-cell>
        </table:table-row>
        <table:table-row>
          <table:table-cell table:style-name="Taula1.A2" office:value-type="string">
            <text:p text:style-name="P5">unload</text:p>
          </table:table-cell>
          <table:table-cell table:style-name="Taula1.B2" office:value-type="float" office:value="3">
            <text:p text:style-name="P5">3</text:p>
          </table:table-cell>
          <table:table-cell table:style-name="Taula1.C4" office:value-type="string">
            <text:p text:style-name="P5">cliente-&gt;gateway</text:p>
          </table:table-cell>
          <table:table-cell table:style-name="Taula1.B2" office:value-type="float" office:value="55">
            <text:p text:style-name="P5">55</text:p>
          </table:table-cell>
          <table:table-cell table:style-name="Taula1.E4" office:value-type="string">
            <text:p text:style-name="P5">Ir a una estación a descargar.</text:p>
          </table:table-cell>
        </table:table-row>
        <table:table-row>
          <table:table-cell table:style-name="Taula1.A2" office:value-type="string">
            <text:p text:style-name="P5">go_parking</text:p>
          </table:table-cell>
          <table:table-cell table:style-name="Taula1.B2" office:value-type="float" office:value="10">
            <text:p text:style-name="P5">10</text:p>
          </table:table-cell>
          <table:table-cell table:style-name="Taula1.C5" office:value-type="string">
            <text:p text:style-name="P5">cliente-&gt;gateway</text:p>
          </table:table-cell>
          <table:table-cell table:style-name="Taula1.B2" office:value-type="float" office:value="18">
            <text:p text:style-name="P5">18</text:p>
          </table:table-cell>
          <table:table-cell table:style-name="Taula1.E5" office:value-type="string">
            <text:p text:style-name="P5">Ir a una zona de parking.</text:p>
          </table:table-cell>
        </table:table-row>
        <table:table-row>
          <table:table-cell table:style-name="Taula1.A2" office:value-type="string">
            <text:p text:style-name="P5">go_node</text:p>
          </table:table-cell>
          <table:table-cell table:style-name="Taula1.B2" office:value-type="float" office:value="15">
            <text:p text:style-name="P5">15</text:p>
          </table:table-cell>
          <table:table-cell table:style-name="Taula1.C6" office:value-type="string">
            <text:p text:style-name="P5">cliente-&gt;gateway</text:p>
          </table:table-cell>
          <table:table-cell table:style-name="Taula1.B2" office:value-type="float" office:value="18">
            <text:p text:style-name="P5">18</text:p>
          </table:table-cell>
          <table:table-cell table:style-name="Taula1.E6" office:value-type="string">
            <text:p text:style-name="P5">Ir a un nodo concreto.</text:p>
          </table:table-cell>
        </table:table-row>
        <table:table-row>
          <table:table-cell table:style-name="Taula1.A2" office:value-type="string">
            <text:p text:style-name="P5">cancel_transits</text:p>
          </table:table-cell>
          <table:table-cell table:style-name="Taula1.B2" office:value-type="float" office:value="20">
            <text:p text:style-name="P5">20</text:p>
          </table:table-cell>
          <table:table-cell table:style-name="Taula1.C7" office:value-type="string">
            <text:p text:style-name="P5">cliente-&gt;gateway</text:p>
          </table:table-cell>
          <table:table-cell table:style-name="Taula1.B2" office:value-type="float" office:value="13">
            <text:p text:style-name="P5">13</text:p>
          </table:table-cell>
          <table:table-cell table:style-name="Taula1.E7" office:value-type="string">
            <text:p text:style-name="P5">Cancelar el(los) transito(s) en curso.</text:p>
          </table:table-cell>
        </table:table-row>
        <table:table-row>
          <table:table-cell table:style-name="Taula1.A2" office:value-type="string">
            <text:p text:style-name="P5">send_command</text:p>
          </table:table-cell>
          <table:table-cell table:style-name="Taula1.B2" office:value-type="float" office:value="21">
            <text:p text:style-name="P5">21</text:p>
          </table:table-cell>
          <table:table-cell table:style-name="Taula1.C8" office:value-type="string">
            <text:p text:style-name="P5">cliente-&gt;gateway</text:p>
          </table:table-cell>
          <table:table-cell table:style-name="Taula1.B2" office:value-type="float" office:value="33">
            <text:p text:style-name="P5">33</text:p>
          </table:table-cell>
          <table:table-cell table:style-name="Taula1.E8" office:value-type="string">
            <text:p text:style-name="P5">Enviar orden al hook.</text:p>
          </table:table-cell>
        </table:table-row>
        <table:table-row>
          <table:table-cell table:style-name="Taula1.A2" office:value-type="string">
            <text:p text:style-name="P5">send_inputs</text:p>
          </table:table-cell>
          <table:table-cell table:style-name="Taula1.B2" office:value-type="float" office:value="22">
            <text:p text:style-name="P5">22</text:p>
          </table:table-cell>
          <table:table-cell table:style-name="Taula1.C9" office:value-type="string">
            <text:p text:style-name="P5">cliente-&gt;gateway</text:p>
          </table:table-cell>
          <table:table-cell table:style-name="Taula1.B2" office:value-type="float" office:value="33">
            <text:p text:style-name="P5">33</text:p>
          </table:table-cell>
          <table:table-cell table:style-name="Taula1.E9" office:value-type="string">
            <text:p text:style-name="P5">Informar de inputs al hook.</text:p>
          </table:table-cell>
        </table:table-row>
        <table:table-row>
          <table:table-cell table:style-name="Taula1.A2" office:value-type="string">
            <text:p text:style-name="P5">send_cargo_id</text:p>
          </table:table-cell>
          <table:table-cell table:style-name="Taula1.B2" office:value-type="float" office:value="23">
            <text:p text:style-name="P5">23</text:p>
          </table:table-cell>
          <table:table-cell table:style-name="Taula1.C10" office:value-type="string">
            <text:p text:style-name="P5">cliente-&gt;gateway</text:p>
          </table:table-cell>
          <table:table-cell table:style-name="Taula1.B2" office:value-type="float" office:value="33">
            <text:p text:style-name="P5">33</text:p>
          </table:table-cell>
          <table:table-cell table:style-name="Taula1.E10" office:value-type="string">
            <text:p text:style-name="P5">Asociar cargo_id con el tránsito.</text:p>
          </table:table-cell>
        </table:table-row>
        <table:table-row>
          <table:table-cell table:style-name="Taula1.A2" office:value-type="string">
            <text:p text:style-name="P5">cross_granted</text:p>
          </table:table-cell>
          <table:table-cell table:style-name="Taula1.B2" office:value-type="float" office:value="30">
            <text:p text:style-name="P5">30</text:p>
          </table:table-cell>
          <table:table-cell table:style-name="Taula1.C11" office:value-type="string">
            <text:p text:style-name="P5">cliente-&gt;gateway</text:p>
          </table:table-cell>
          <table:table-cell table:style-name="Taula1.B2" office:value-type="float" office:value="18">
            <text:p text:style-name="P5">18</text:p>
          </table:table-cell>
          <table:table-cell table:style-name="Taula1.E11" office:value-type="string">
            <text:p text:style-name="P5">Conceder permiso de paso a un segmento.</text:p>
          </table:table-cell>
        </table:table-row>
        <table:table-row>
          <table:table-cell table:style-name="Taula1.A2" office:value-type="string">
            <text:p text:style-name="P5">idle_processing</text:p>
          </table:table-cell>
          <table:table-cell table:style-name="Taula1.B2" office:value-type="float" office:value="50">
            <text:p text:style-name="P5">50</text:p>
          </table:table-cell>
          <table:table-cell table:style-name="Taula1.C12" office:value-type="string">
            <text:p text:style-name="P5">cliente-&gt;gateway</text:p>
          </table:table-cell>
          <table:table-cell table:style-name="Taula1.B2" office:value-type="float" office:value="8">
            <text:p text:style-name="P5">8</text:p>
          </table:table-cell>
          <table:table-cell table:style-name="Taula1.E12" office:value-type="string">
            <text:p text:style-name="P5">Iniciar ciclo de mantenimiento.</text:p>
          </table:table-cell>
        </table:table-row>
        <table:table-row>
          <table:table-cell table:style-name="Taula1.A2" office:value-type="string">
            <text:p text:style-name="P5">transit_ack</text:p>
          </table:table-cell>
          <table:table-cell table:style-name="Taula1.B2" office:value-type="float" office:value="100">
            <text:p text:style-name="P5">100</text:p>
          </table:table-cell>
          <table:table-cell table:style-name="Taula1.C13" office:value-type="string">
            <text:p text:style-name="P5">gateway-&gt;cliente</text:p>
          </table:table-cell>
          <table:table-cell table:style-name="Taula1.B2" office:value-type="float" office:value="31">
            <text:p text:style-name="P5">31</text:p>
          </table:table-cell>
          <table:table-cell table:style-name="Taula1.E13" office:value-type="string">
            <text:p text:style-name="P5">Respuesta positiva con identificador de tránsito. (Para load, transit, unload, go_parking, go_node).</text:p>
          </table:table-cell>
        </table:table-row>
        <table:table-row>
          <table:table-cell table:style-name="Taula1.A2" office:value-type="string">
            <text:p text:style-name="P5">ack</text:p>
          </table:table-cell>
          <table:table-cell table:style-name="Taula1.B2" office:value-type="float" office:value="101">
            <text:p text:style-name="P5">101</text:p>
          </table:table-cell>
          <table:table-cell table:style-name="Taula1.C14" office:value-type="string">
            <text:p text:style-name="P5">gateway-&gt;cliente</text:p>
          </table:table-cell>
          <table:table-cell table:style-name="Taula1.B2" office:value-type="float" office:value="21">
            <text:p text:style-name="P5">21</text:p>
          </table:table-cell>
          <table:table-cell table:style-name="Taula1.E14" office:value-type="string">
            <text:p text:style-name="P5">Respuesta positiva para otros mensajes.</text:p>
          </table:table-cell>
        </table:table-row>
        <table:table-row>
          <table:table-cell table:style-name="Taula1.A2" office:value-type="string">
            <text:p text:style-name="P5">nack</text:p>
          </table:table-cell>
          <table:table-cell table:style-name="Taula1.B2" office:value-type="float" office:value="102">
            <text:p text:style-name="P5">102</text:p>
          </table:table-cell>
          <table:table-cell table:style-name="Taula1.C15" office:value-type="string">
            <text:p text:style-name="P5">gateway-&gt;cliente</text:p>
          </table:table-cell>
          <table:table-cell table:style-name="Taula1.B2" office:value-type="float" office:value="101">
            <text:p text:style-name="P5">101</text:p>
          </table:table-cell>
          <table:table-cell table:style-name="Taula1.E15" office:value-type="string">
            <text:p text:style-name="P5">Respuesta negativa con mensaje de error.</text:p>
          </table:table-cell>
        </table:table-row>
        <table:table-row>
          <table:table-cell table:style-name="Taula1.A2" office:value-type="string">
            <text:p text:style-name="P5">cart_state</text:p>
          </table:table-cell>
          <table:table-cell table:style-name="Taula1.B2" office:value-type="float" office:value="200">
            <text:p text:style-name="P5">200</text:p>
          </table:table-cell>
          <table:table-cell table:style-name="Taula1.C16" office:value-type="string">
            <text:p text:style-name="P5">gateway-&gt;cliente</text:p>
          </table:table-cell>
          <table:table-cell table:style-name="Taula1.B2" office:value-type="float" office:value="206">
            <text:p text:style-name="P5">206</text:p>
          </table:table-cell>
          <table:table-cell table:style-name="Taula1.E16" office:value-type="string">
            <text:p text:style-name="P5">Actualización del estado del carro.</text:p>
          </table:table-cell>
        </table:table-row>
        <table:table-row table:style-name="Taula1.17">
          <table:table-cell table:style-name="Taula1.A2" office:value-type="string">
            <text:p text:style-name="P5">circuit_state</text:p>
          </table:table-cell>
          <table:table-cell table:style-name="Taula1.B2" office:value-type="float" office:value="201">
            <text:p text:style-name="P5">201</text:p>
          </table:table-cell>
          <table:table-cell table:style-name="Taula1.C17" office:value-type="string">
            <text:p text:style-name="P5">gateway-&gt;cliente</text:p>
          </table:table-cell>
          <table:table-cell table:style-name="Taula1.B2" office:value-type="float" office:value="32">
            <text:p text:style-name="P5">32</text:p>
          </table:table-cell>
          <table:table-cell table:style-name="Taula1.E17" office:value-type="string">
            <text:p text:style-name="P5">Actualización del estado del circuito.</text:p>
          </table:table-cell>
        </table:table-row>
        <table:table-row>
          <table:table-cell table:style-name="Taula1.A18" office:value-type="string">
            <text:p text:style-name="P53">station_state</text:p>
          </table:table-cell>
          <table:table-cell table:style-name="Taula1.B18" office:value-type="float" office:value="202">
            <text:p text:style-name="P53">202</text:p>
          </table:table-cell>
          <table:table-cell table:style-name="Taula1.C18" office:value-type="string">
            <text:p text:style-name="P52">gateway-&gt;cliente</text:p>
          </table:table-cell>
          <table:table-cell table:style-name="Taula1.B18">
            <text:p text:style-name="P5"/>
          </table:table-cell>
          <table:table-cell table:style-name="Taula1.E18" office:value-type="string">
            <text:p text:style-name="P52">Actualización del estado de <text:span text:style-name="T15">la estación</text:span></text:p>
          </table:table-cell>
        </table:table-row>
      </table:table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1"><text:soft-page-break/>Órdenes hacia el gateway</text:p>
      <text:h text:style-name="Heading_20_3" text:outline-level="3">Order_types: load, transit, unload.</text:h>
      <table:table table:name="load_transit_unload" table:style-name="load_5f_transit_5f_unload" table:template-name="Simple Grid Columns">
        <table:table-column table:style-name="load_5f_transit_5f_unload.A"/>
        <table:table-column table:style-name="load_5f_transit_5f_unload.B"/>
        <table:table-column table:style-name="load_5f_transit_5f_unload.C"/>
        <table:table-row>
          <table:table-cell table:style-name="load_5f_transit_5f_unload.A1" office:value-type="string">
            <text:p text:style-name="P6">Campo</text:p>
          </table:table-cell>
          <table:table-cell table:style-name="load_5f_transit_5f_unload.B1" office:value-type="string">
            <text:p text:style-name="P6">Longitud</text:p>
          </table:table-cell>
          <table:table-cell table:style-name="load_5f_transit_5f_unload.A1" office:value-type="string">
            <text:p text:style-name="P6">Descripción</text:p>
          </table:table-cell>
        </table:table-row>
        <table:table-row>
          <table:table-cell table:style-name="load_5f_transit_5f_unload.A2" office:value-type="string">
            <text:p text:style-name="P6">type</text:p>
          </table:table-cell>
          <table:table-cell table:style-name="load_5f_transit_5f_unload.B2" office:value-type="float" office:value="3">
            <text:p text:style-name="P6">3</text:p>
          </table:table-cell>
          <table:table-cell table:style-name="load_5f_transit_5f_unload.A2" office:value-type="string">
            <text:p text:style-name="P6">Load, transit o unload. Ver Order_type.</text:p>
          </table:table-cell>
        </table:table-row>
        <table:table-row>
          <table:table-cell table:style-name="load_5f_transit_5f_unload.A2" office:value-type="string">
            <text:p text:style-name="P6">msg_id</text:p>
          </table:table-cell>
          <table:table-cell table:style-name="load_5f_transit_5f_unload.B2" office:value-type="float" office:value="5">
            <text:p text:style-name="P6">5</text:p>
          </table:table-cell>
          <table:table-cell table:style-name="load_5f_transit_5f_unload.A2" office:value-type="string">
            <text:p text:style-name="P6">Identificador de mensaje. Incrementar en cada nuevo mensaje.</text:p>
          </table:table-cell>
        </table:table-row>
        <table:table-row>
          <table:table-cell table:style-name="load_5f_transit_5f_unload.A2" office:value-type="string">
            <text:p text:style-name="P6">cart_id</text:p>
          </table:table-cell>
          <table:table-cell table:style-name="load_5f_transit_5f_unload.B2" office:value-type="float" office:value="5">
            <text:p text:style-name="P6">5</text:p>
          </table:table-cell>
          <table:table-cell table:style-name="load_5f_transit_5f_unload.A2" office:value-type="string">
            <text:p text:style-name="P6">Identificador del carro.</text:p>
          </table:table-cell>
        </table:table-row>
        <table:table-row>
          <table:table-cell table:style-name="load_5f_transit_5f_unload.A2" office:value-type="string">
            <text:p text:style-name="P6">station_id</text:p>
          </table:table-cell>
          <table:table-cell table:style-name="load_5f_transit_5f_unload.B2" office:value-type="float" office:value="5">
            <text:p text:style-name="P6">5</text:p>
          </table:table-cell>
          <table:table-cell table:style-name="load_5f_transit_5f_unload.A2" office:value-type="string">
            <text:p text:style-name="P6">Identificador de la estación.</text:p>
          </table:table-cell>
        </table:table-row>
        <table:table-row>
          <table:table-cell table:style-name="load_5f_transit_5f_unload.A2" office:value-type="string">
            <text:p text:style-name="P6">station_type</text:p>
          </table:table-cell>
          <table:table-cell table:style-name="load_5f_transit_5f_unload.B2" office:value-type="float" office:value="5">
            <text:p text:style-name="P6">5</text:p>
          </table:table-cell>
          <table:table-cell table:style-name="load_5f_transit_5f_unload.A2" office:value-type="string">
            <text:p text:style-name="P6">Cuando se usa, la estación queda identificada por station_id, station_type.</text:p>
          </table:table-cell>
        </table:table-row>
        <table:table-row>
          <table:table-cell table:style-name="load_5f_transit_5f_unload.A2" office:value-type="string">
            <text:p text:style-name="P6">level</text:p>
          </table:table-cell>
          <table:table-cell table:style-name="load_5f_transit_5f_unload.B2" office:value-type="float" office:value="2">
            <text:p text:style-name="P6">2</text:p>
          </table:table-cell>
          <table:table-cell table:style-name="load_5f_transit_5f_unload.A2" office:value-type="string">
            <text:p text:style-name="P6">[0..15] para escoger el nivel dentro de la estación.</text:p>
          </table:table-cell>
        </table:table-row>
        <table:table-row>
          <table:table-cell table:style-name="load_5f_transit_5f_unload.A2" office:value-type="string">
            <text:p text:style-name="P6">options</text:p>
          </table:table-cell>
          <table:table-cell table:style-name="load_5f_transit_5f_unload.B2" office:value-type="float" office:value="10">
            <text:p text:style-name="P6">10</text:p>
          </table:table-cell>
          <table:table-cell table:style-name="load_5f_transit_5f_unload.A2" office:value-type="string">
            <text:p text:style-name="P6">Opciones que modifican la orden, según aplicación.</text:p>
          </table:table-cell>
        </table:table-row>
        <table:table-row>
          <table:table-cell table:style-name="load_5f_transit_5f_unload.A2" office:value-type="string">
            <text:p text:style-name="P6">initial_inputs</text:p>
          </table:table-cell>
          <table:table-cell table:style-name="load_5f_transit_5f_unload.B2" office:value-type="float" office:value="10">
            <text:p text:style-name="P6">10</text:p>
          </table:table-cell>
          <table:table-cell table:style-name="load_5f_transit_5f_unload.A2" office:value-type="string">
            <text:p text:style-name="P6">Valor inicial de “inputs” que el hook ve de la estación.</text:p>
          </table:table-cell>
        </table:table-row>
        <table:table-row>
          <table:table-cell table:style-name="load_5f_transit_5f_unload.A10" office:value-type="string">
            <text:p text:style-name="P6">cargo_id</text:p>
          </table:table-cell>
          <table:table-cell table:style-name="load_5f_transit_5f_unload.B10" office:value-type="float" office:value="10">
            <text:p text:style-name="P6">10</text:p>
          </table:table-cell>
          <table:table-cell table:style-name="load_5f_transit_5f_unload.C10" office:value-type="string">
            <text:p text:style-name="P6">Identificador de la carga o el tránsito de uso libre.</text:p>
          </table:table-cell>
        </table:table-row>
      </table:table>
      <text:p text:style-name="P31">El gateway responde con transit_ack o nack.</text:p>
      <text:h text:style-name="P37" text:outline-level="3">Order_type: <text:span text:style-name="T1">go_parking</text:span>.</text:h>
      <table:table table:name="Taula3" table:style-name="Taula3" table:template-name="Simple Grid Columns">
        <table:table-column table:style-name="Taula3.A"/>
        <table:table-column table:style-name="Taula3.B"/>
        <table:table-column table:style-name="Taula3.C"/>
        <table:table-row>
          <table:table-cell table:style-name="Taula3.A1" office:value-type="string">
            <text:p text:style-name="P6">Campo</text:p>
          </table:table-cell>
          <table:table-cell table:style-name="Taula3.B1" office:value-type="string">
            <text:p text:style-name="P6">Longitud</text:p>
          </table:table-cell>
          <table:table-cell table:style-name="Taula3.A1" office:value-type="string">
            <text:p text:style-name="P6">Descripción</text:p>
          </table:table-cell>
        </table:table-row>
        <table:table-row>
          <table:table-cell table:style-name="Taula3.A2" office:value-type="string">
            <text:p text:style-name="P6">type</text:p>
          </table:table-cell>
          <table:table-cell table:style-name="Taula3.B2" office:value-type="float" office:value="3">
            <text:p text:style-name="P6">3</text:p>
          </table:table-cell>
          <table:table-cell table:style-name="Taula3.A2" office:value-type="string">
            <text:p text:style-name="P6">go_parking. Ver Order_type.</text:p>
          </table:table-cell>
        </table:table-row>
        <table:table-row>
          <table:table-cell table:style-name="Taula3.A2" office:value-type="string">
            <text:p text:style-name="P6">msg_id</text:p>
          </table:table-cell>
          <table:table-cell table:style-name="Taula3.B2" office:value-type="float" office:value="5">
            <text:p text:style-name="P6">5</text:p>
          </table:table-cell>
          <table:table-cell table:style-name="Taula3.A2" office:value-type="string">
            <text:p text:style-name="P6">Identificador de mensaje. Incrementar en cada nuevo mensaje.</text:p>
          </table:table-cell>
        </table:table-row>
        <table:table-row>
          <table:table-cell table:style-name="Taula3.A2" office:value-type="string">
            <text:p text:style-name="P6">cart_id</text:p>
          </table:table-cell>
          <table:table-cell table:style-name="Taula3.B2" office:value-type="float" office:value="5">
            <text:p text:style-name="P6">5</text:p>
          </table:table-cell>
          <table:table-cell table:style-name="Taula3.A2" office:value-type="string">
            <text:p text:style-name="P6">Identificador del carro.</text:p>
          </table:table-cell>
        </table:table-row>
        <table:table-row table:style-name="Taula3.5">
          <table:table-cell table:style-name="Taula3.A5" office:value-type="string">
            <text:p text:style-name="P6">parking_node</text:p>
          </table:table-cell>
          <table:table-cell table:style-name="Taula3.B5" office:value-type="float" office:value="5">
            <text:p text:style-name="P6">5</text:p>
          </table:table-cell>
          <table:table-cell table:style-name="Taula3.C5" office:value-type="string">
            <text:p text:style-name="P6"><text:span text:style-name="T11">Nodo (de salida) </text:span>del parking, <text:span text:style-name="T11">o 0 cero para más próximo</text:span>.</text:p>
          </table:table-cell>
        </table:table-row>
      </table:table>
      <text:p text:style-name="P31">El gateway responde con transit_ack o nack.</text:p>
      <text:h text:style-name="P37" text:outline-level="3">Order_type: <text:span text:style-name="T1">go_node</text:span>.</text:h>
      <table:table table:name="Taula4" table:style-name="Taula4" table:template-name="Simple Grid Columns">
        <table:table-column table:style-name="Taula4.A"/>
        <table:table-column table:style-name="Taula4.B"/>
        <table:table-column table:style-name="Taula4.C"/>
        <table:table-row>
          <table:table-cell table:style-name="Taula4.A1" office:value-type="string">
            <text:p text:style-name="P6">Campo</text:p>
          </table:table-cell>
          <table:table-cell table:style-name="Taula4.B1" office:value-type="string">
            <text:p text:style-name="P6">Longitud</text:p>
          </table:table-cell>
          <table:table-cell table:style-name="Taula4.A1" office:value-type="string">
            <text:p text:style-name="P6">Descripción</text:p>
          </table:table-cell>
        </table:table-row>
        <table:table-row>
          <table:table-cell table:style-name="Taula4.A2" office:value-type="string">
            <text:p text:style-name="P6">type</text:p>
          </table:table-cell>
          <table:table-cell table:style-name="Taula4.B2" office:value-type="float" office:value="3">
            <text:p text:style-name="P6">3</text:p>
          </table:table-cell>
          <table:table-cell table:style-name="Taula4.A2" office:value-type="string">
            <text:p text:style-name="P6">go_node. Ver Order_type.</text:p>
          </table:table-cell>
        </table:table-row>
        <table:table-row>
          <table:table-cell table:style-name="Taula4.A2" office:value-type="string">
            <text:p text:style-name="P6">msg_id</text:p>
          </table:table-cell>
          <table:table-cell table:style-name="Taula4.B2" office:value-type="float" office:value="5">
            <text:p text:style-name="P6">5</text:p>
          </table:table-cell>
          <table:table-cell table:style-name="Taula4.A2" office:value-type="string">
            <text:p text:style-name="P6">Identificador de mensaje. Incrementar en cada nuevo mensaje.</text:p>
          </table:table-cell>
        </table:table-row>
        <table:table-row>
          <table:table-cell table:style-name="Taula4.A2" office:value-type="string">
            <text:p text:style-name="P6">cart_id</text:p>
          </table:table-cell>
          <table:table-cell table:style-name="Taula4.B2" office:value-type="float" office:value="5">
            <text:p text:style-name="P6">5</text:p>
          </table:table-cell>
          <table:table-cell table:style-name="Taula4.A2" office:value-type="string">
            <text:p text:style-name="P6">Identificador del carro.</text:p>
          </table:table-cell>
        </table:table-row>
        <table:table-row table:style-name="Taula4.5">
          <table:table-cell table:style-name="Taula4.A5" office:value-type="string">
            <text:p text:style-name="P6">node</text:p>
          </table:table-cell>
          <table:table-cell table:style-name="Taula4.B5" office:value-type="float" office:value="5">
            <text:p text:style-name="P6">5</text:p>
          </table:table-cell>
          <table:table-cell table:style-name="Taula4.C5" office:value-type="string">
            <text:p text:style-name="P6">Nodo destino.</text:p>
          </table:table-cell>
        </table:table-row>
      </table:table>
      <text:p text:style-name="P31">El gateway responde con transit_ack o nack.</text:p>
      <text:h text:style-name="P37" text:outline-level="3">Order_type: <text:span text:style-name="T1">cancel_transits</text:span>.</text:h>
      <table:table table:name="Taula5" table:style-name="Taula5" table:template-name="Simple Grid Columns">
        <table:table-column table:style-name="Taula5.A"/>
        <table:table-column table:style-name="Taula5.B"/>
        <table:table-column table:style-name="Taula5.C"/>
        <table:table-row>
          <table:table-cell table:style-name="Taula5.A1" office:value-type="string">
            <text:p text:style-name="P6">Campo</text:p>
          </table:table-cell>
          <table:table-cell table:style-name="Taula5.B1" office:value-type="string">
            <text:p text:style-name="P6">Longitud</text:p>
          </table:table-cell>
          <table:table-cell table:style-name="Taula5.A1" office:value-type="string">
            <text:p text:style-name="P6">Descripción</text:p>
          </table:table-cell>
        </table:table-row>
        <table:table-row>
          <table:table-cell table:style-name="Taula5.A2" office:value-type="string">
            <text:p text:style-name="P6">type</text:p>
          </table:table-cell>
          <table:table-cell table:style-name="Taula5.B2" office:value-type="float" office:value="3">
            <text:p text:style-name="P6">3</text:p>
          </table:table-cell>
          <table:table-cell table:style-name="Taula5.A2" office:value-type="string">
            <text:p text:style-name="P6">cancel_transits. Ver Order_type.</text:p>
          </table:table-cell>
        </table:table-row>
        <table:table-row>
          <table:table-cell table:style-name="Taula5.A2" office:value-type="string">
            <text:p text:style-name="P6">msg_id</text:p>
          </table:table-cell>
          <table:table-cell table:style-name="Taula5.B2" office:value-type="float" office:value="5">
            <text:p text:style-name="P6">5</text:p>
          </table:table-cell>
          <table:table-cell table:style-name="Taula5.A2" office:value-type="string">
            <text:p text:style-name="P6">Identificador de mensaje. Incrementar en cada nuevo mensaje.</text:p>
          </table:table-cell>
        </table:table-row>
        <table:table-row table:style-name="Taula5.4">
          <table:table-cell table:style-name="Taula5.A4" office:value-type="string">
            <text:p text:style-name="P6">cart_id</text:p>
          </table:table-cell>
          <table:table-cell table:style-name="Taula5.B4" office:value-type="float" office:value="5">
            <text:p text:style-name="P6">5</text:p>
          </table:table-cell>
          <table:table-cell table:style-name="Taula5.C4" office:value-type="string">
            <text:p text:style-name="P6">Identificador del carro.</text:p>
          </table:table-cell>
        </table:table-row>
      </table:table>
      <text:p text:style-name="P31">El gateway responde con ack o nack.</text:p>
      <text:p text:style-name="P30">Cancela cualquier tránsito en curso o pendiente en el carro. El carro soporta dos ordenes de tránsito simultáneas (p<text:span text:style-name="T4">or </text:span>ej<text:span text:style-name="T4">emplo,</text:span> load+unload). Ver cart_state.</text:p>
      <text:p text:style-name="P30"/>
      <text:p text:style-name="P30"/>
      <text:h text:style-name="P37" text:outline-level="3"><text:soft-page-break/>Order_type: <text:span text:style-name="T1">send_command</text:span>.</text:h>
      <table:table table:name="Taula6" table:style-name="Taula6" table:template-name="Simple Grid Columns">
        <table:table-column table:style-name="Taula6.A"/>
        <table:table-column table:style-name="Taula6.B"/>
        <table:table-column table:style-name="Taula6.C"/>
        <table:table-row>
          <table:table-cell table:style-name="Taula6.A1" office:value-type="string">
            <text:p text:style-name="P6">Campo</text:p>
          </table:table-cell>
          <table:table-cell table:style-name="Taula6.B1" office:value-type="string">
            <text:p text:style-name="P6">Longitud</text:p>
          </table:table-cell>
          <table:table-cell table:style-name="Taula6.A1" office:value-type="string">
            <text:p text:style-name="P6">Descripción</text:p>
          </table:table-cell>
        </table:table-row>
        <table:table-row>
          <table:table-cell table:style-name="Taula6.A2" office:value-type="string">
            <text:p text:style-name="P6">type</text:p>
          </table:table-cell>
          <table:table-cell table:style-name="Taula6.B2" office:value-type="float" office:value="3">
            <text:p text:style-name="P6">3</text:p>
          </table:table-cell>
          <table:table-cell table:style-name="Taula6.A2" office:value-type="string">
            <text:p text:style-name="P6">send_command. Ver Order_type.</text:p>
          </table:table-cell>
        </table:table-row>
        <table:table-row>
          <table:table-cell table:style-name="Taula6.A2" office:value-type="string">
            <text:p text:style-name="P6">msg_id</text:p>
          </table:table-cell>
          <table:table-cell table:style-name="Taula6.B2" office:value-type="float" office:value="5">
            <text:p text:style-name="P6">5</text:p>
          </table:table-cell>
          <table:table-cell table:style-name="Taula6.A2" office:value-type="string">
            <text:p text:style-name="P6">Identificador de mensaje. Incrementar en cada nuevo mensaje.</text:p>
          </table:table-cell>
        </table:table-row>
        <table:table-row table:style-name="Taula6.4">
          <table:table-cell table:style-name="Taula6.A2" office:value-type="string">
            <text:p text:style-name="P6">cart_id</text:p>
          </table:table-cell>
          <table:table-cell table:style-name="Taula6.B2" office:value-type="float" office:value="5">
            <text:p text:style-name="P6">5</text:p>
          </table:table-cell>
          <table:table-cell table:style-name="Taula6.A2" office:value-type="string">
            <text:p text:style-name="P6">Identificador del carro.</text:p>
          </table:table-cell>
        </table:table-row>
        <table:table-row table:style-name="Taula6.4">
          <table:table-cell table:style-name="Taula6.A2" office:value-type="string">
            <text:p text:style-name="P6">transit_id</text:p>
          </table:table-cell>
          <table:table-cell table:style-name="Taula6.B2" office:value-type="float" office:value="10">
            <text:p text:style-name="P6">10</text:p>
          </table:table-cell>
          <table:table-cell table:style-name="Taula6.A2" office:value-type="string">
            <text:p text:style-name="P6">Identificador del tránsito asociado (load, transit, unload).</text:p>
          </table:table-cell>
        </table:table-row>
        <table:table-row table:style-name="Taula6.4">
          <table:table-cell table:style-name="Taula6.A6" office:value-type="string">
            <text:p text:style-name="P6">command</text:p>
          </table:table-cell>
          <table:table-cell table:style-name="Taula6.B6" office:value-type="float" office:value="10">
            <text:p text:style-name="P6">10</text:p>
          </table:table-cell>
          <table:table-cell table:style-name="Taula6.C6" office:value-type="string">
            <text:p text:style-name="P6">Comando para el hook, según aplicación.</text:p>
          </table:table-cell>
        </table:table-row>
      </table:table>
      <text:p text:style-name="P31">El gateway responde con ack o nack.</text:p>
      <text:p text:style-name="P30">Para aplicaciones donde el sistema envía comandos al carro mientras está haciendo la carga, descarga o tránsito en la estación. El carro puede rechazar el comando. En ese caso se recibiría un nack en vez de ack.</text:p>
      <text:h text:style-name="P37" text:outline-level="3">Order_type: <text:span text:style-name="T1">send_inputs</text:span>.</text:h>
      <table:table table:name="Taula7" table:style-name="Taula7" table:template-name="Simple Grid Columns">
        <table:table-column table:style-name="Taula7.A"/>
        <table:table-column table:style-name="Taula7.B"/>
        <table:table-column table:style-name="Taula7.C"/>
        <table:table-row>
          <table:table-cell table:style-name="Taula7.A1" office:value-type="string">
            <text:p text:style-name="P6">Campo</text:p>
          </table:table-cell>
          <table:table-cell table:style-name="Taula7.B1" office:value-type="string">
            <text:p text:style-name="P6">Longitud</text:p>
          </table:table-cell>
          <table:table-cell table:style-name="Taula7.A1" office:value-type="string">
            <text:p text:style-name="P6">Descripción</text:p>
          </table:table-cell>
        </table:table-row>
        <table:table-row>
          <table:table-cell table:style-name="Taula7.A2" office:value-type="string">
            <text:p text:style-name="P6">type</text:p>
          </table:table-cell>
          <table:table-cell table:style-name="Taula7.B2" office:value-type="float" office:value="3">
            <text:p text:style-name="P6">3</text:p>
          </table:table-cell>
          <table:table-cell table:style-name="Taula7.A2" office:value-type="string">
            <text:p text:style-name="P6">send_inputs. Ver Order_type.</text:p>
          </table:table-cell>
        </table:table-row>
        <table:table-row>
          <table:table-cell table:style-name="Taula7.A2" office:value-type="string">
            <text:p text:style-name="P6">msg_id</text:p>
          </table:table-cell>
          <table:table-cell table:style-name="Taula7.B2" office:value-type="float" office:value="5">
            <text:p text:style-name="P6">5</text:p>
          </table:table-cell>
          <table:table-cell table:style-name="Taula7.A2" office:value-type="string">
            <text:p text:style-name="P6">Identificador de mensaje. Incrementar en cada nuevo mensaje.</text:p>
          </table:table-cell>
        </table:table-row>
        <table:table-row table:style-name="Taula7.4">
          <table:table-cell table:style-name="Taula7.A2" office:value-type="string">
            <text:p text:style-name="P6">cart_id</text:p>
          </table:table-cell>
          <table:table-cell table:style-name="Taula7.B2" office:value-type="float" office:value="5">
            <text:p text:style-name="P6">5</text:p>
          </table:table-cell>
          <table:table-cell table:style-name="Taula7.A2" office:value-type="string">
            <text:p text:style-name="P6">Identificador del carro.</text:p>
          </table:table-cell>
        </table:table-row>
        <table:table-row table:style-name="Taula7.4">
          <table:table-cell table:style-name="Taula7.A2" office:value-type="string">
            <text:p text:style-name="P6">transit_id</text:p>
          </table:table-cell>
          <table:table-cell table:style-name="Taula7.B2" office:value-type="float" office:value="10">
            <text:p text:style-name="P6">10</text:p>
          </table:table-cell>
          <table:table-cell table:style-name="Taula7.A2" office:value-type="string">
            <text:p text:style-name="P6">Identificador del tránsito asociado (load, transit, unload).</text:p>
          </table:table-cell>
        </table:table-row>
        <table:table-row table:style-name="Taula7.4">
          <table:table-cell table:style-name="Taula7.A6" office:value-type="string">
            <text:p text:style-name="P6">inputs</text:p>
          </table:table-cell>
          <table:table-cell table:style-name="Taula7.B6" office:value-type="float" office:value="10">
            <text:p text:style-name="P6">10</text:p>
          </table:table-cell>
          <table:table-cell table:style-name="Taula7.C6" office:value-type="string">
            <text:p text:style-name="P6">Valores de entrada de la estación para el hook, según aplicación.</text:p>
          </table:table-cell>
        </table:table-row>
      </table:table>
      <text:p text:style-name="P31">El gateway responde con ack o nack.</text:p>
      <text:p text:style-name="P30">Para hooks que han de responder a señales de la estación, esta operación permite actualizar las señales que el hook ve.</text:p>
      <text:h text:style-name="P37" text:outline-level="3">Order_type: <text:span text:style-name="T1">send_cargo_id</text:span>.</text:h>
      <table:table table:name="Taula8" table:style-name="Taula8" table:template-name="Simple Grid Columns">
        <table:table-column table:style-name="Taula8.A"/>
        <table:table-column table:style-name="Taula8.B"/>
        <table:table-column table:style-name="Taula8.C"/>
        <table:table-row>
          <table:table-cell table:style-name="Taula8.A1" office:value-type="string">
            <text:p text:style-name="P6">Campo</text:p>
          </table:table-cell>
          <table:table-cell table:style-name="Taula8.B1" office:value-type="string">
            <text:p text:style-name="P6">Longitud</text:p>
          </table:table-cell>
          <table:table-cell table:style-name="Taula8.A1" office:value-type="string">
            <text:p text:style-name="P6">Descripción</text:p>
          </table:table-cell>
        </table:table-row>
        <table:table-row>
          <table:table-cell table:style-name="Taula8.A2" office:value-type="string">
            <text:p text:style-name="P6">type</text:p>
          </table:table-cell>
          <table:table-cell table:style-name="Taula8.B2" office:value-type="float" office:value="3">
            <text:p text:style-name="P6">3</text:p>
          </table:table-cell>
          <table:table-cell table:style-name="Taula8.A2" office:value-type="string">
            <text:p text:style-name="P6">send_command. Ver Order_type.</text:p>
          </table:table-cell>
        </table:table-row>
        <table:table-row>
          <table:table-cell table:style-name="Taula8.A2" office:value-type="string">
            <text:p text:style-name="P6">msg_id</text:p>
          </table:table-cell>
          <table:table-cell table:style-name="Taula8.B2" office:value-type="float" office:value="5">
            <text:p text:style-name="P6">5</text:p>
          </table:table-cell>
          <table:table-cell table:style-name="Taula8.A2" office:value-type="string">
            <text:p text:style-name="P6">Identificador de mensaje. Incrementar en cada nuevo mensaje.</text:p>
          </table:table-cell>
        </table:table-row>
        <table:table-row table:style-name="Taula8.4">
          <table:table-cell table:style-name="Taula8.A2" office:value-type="string">
            <text:p text:style-name="P6">cart_id</text:p>
          </table:table-cell>
          <table:table-cell table:style-name="Taula8.B2" office:value-type="float" office:value="5">
            <text:p text:style-name="P6">5</text:p>
          </table:table-cell>
          <table:table-cell table:style-name="Taula8.A2" office:value-type="string">
            <text:p text:style-name="P6">Identificador del carro.</text:p>
          </table:table-cell>
        </table:table-row>
        <table:table-row table:style-name="Taula8.4">
          <table:table-cell table:style-name="Taula8.A2" office:value-type="string">
            <text:p text:style-name="P6">transit_id</text:p>
          </table:table-cell>
          <table:table-cell table:style-name="Taula8.B2" office:value-type="float" office:value="10">
            <text:p text:style-name="P6">10</text:p>
          </table:table-cell>
          <table:table-cell table:style-name="Taula8.A2" office:value-type="string">
            <text:p text:style-name="P6">Identificador del tránsito asociado (load, transit, unload).</text:p>
          </table:table-cell>
        </table:table-row>
        <table:table-row table:style-name="Taula8.4">
          <table:table-cell table:style-name="Taula8.A6" office:value-type="string">
            <text:p text:style-name="P6">cargo_id</text:p>
          </table:table-cell>
          <table:table-cell table:style-name="Taula8.B6" office:value-type="float" office:value="10">
            <text:p text:style-name="P6">10</text:p>
          </table:table-cell>
          <table:table-cell table:style-name="Taula8.C6" office:value-type="string">
            <text:p text:style-name="P6">Identificador del tránsito o la carga asociada, de uso libre.</text:p>
          </table:table-cell>
        </table:table-row>
      </table:table>
      <text:p text:style-name="P31">El gateway responde con ack o nack.</text:p>
      <text:p text:style-name="P30">Actualiza este valor asociado al tránsito que se puede ver en cart_state.</text:p>
      <text:h text:style-name="P37" text:outline-level="3">Order_type: <text:span text:style-name="T1">cross_granted</text:span>.</text:h>
      <table:table table:name="Taula9" table:style-name="Taula9" table:template-name="Simple Grid Columns">
        <table:table-column table:style-name="Taula9.A"/>
        <table:table-column table:style-name="Taula9.B"/>
        <table:table-column table:style-name="Taula9.C"/>
        <table:table-row>
          <table:table-cell table:style-name="Taula9.A1" office:value-type="string">
            <text:p text:style-name="P6">Campo</text:p>
          </table:table-cell>
          <table:table-cell table:style-name="Taula9.B1" office:value-type="string">
            <text:p text:style-name="P6">Longitud</text:p>
          </table:table-cell>
          <table:table-cell table:style-name="Taula9.A1" office:value-type="string">
            <text:p text:style-name="P6">Descripción</text:p>
          </table:table-cell>
        </table:table-row>
        <table:table-row>
          <table:table-cell table:style-name="Taula9.A2" office:value-type="string">
            <text:p text:style-name="P6">type</text:p>
          </table:table-cell>
          <table:table-cell table:style-name="Taula9.B2" office:value-type="float" office:value="3">
            <text:p text:style-name="P6">3</text:p>
          </table:table-cell>
          <table:table-cell table:style-name="Taula9.A2" office:value-type="string">
            <text:p text:style-name="P6">cross_granted. Ver Order_type.</text:p>
          </table:table-cell>
        </table:table-row>
        <table:table-row>
          <table:table-cell table:style-name="Taula9.A2" office:value-type="string">
            <text:p text:style-name="P6">msg_id</text:p>
          </table:table-cell>
          <table:table-cell table:style-name="Taula9.B2" office:value-type="float" office:value="5">
            <text:p text:style-name="P6">5</text:p>
          </table:table-cell>
          <table:table-cell table:style-name="Taula9.A2" office:value-type="string">
            <text:p text:style-name="P6">Identificador de mensaje. Incrementar en cada nuevo mensaje.</text:p>
          </table:table-cell>
        </table:table-row>
        <table:table-row table:style-name="Taula9.4">
          <table:table-cell table:style-name="Taula9.A2" office:value-type="string">
            <text:p text:style-name="P6">cart_id</text:p>
          </table:table-cell>
          <table:table-cell table:style-name="Taula9.B2" office:value-type="float" office:value="5">
            <text:p text:style-name="P6">5</text:p>
          </table:table-cell>
          <table:table-cell table:style-name="Taula9.A2" office:value-type="string">
            <text:p text:style-name="P6">Identificador del carro.</text:p>
          </table:table-cell>
        </table:table-row>
        <table:table-row table:style-name="Taula9.4">
          <table:table-cell table:style-name="Taula9.A5" office:value-type="string">
            <text:p text:style-name="P6">node</text:p>
          </table:table-cell>
          <table:table-cell table:style-name="Taula9.B5" office:value-type="float" office:value="5">
            <text:p text:style-name="P6">5</text:p>
          </table:table-cell>
          <table:table-cell table:style-name="Taula9.C5" office:value-type="string">
            <text:p text:style-name="P24">Nodo habilitado. Coincide con end_node del carro.</text:p>
          </table:table-cell>
        </table:table-row>
      </table:table>
      <text:p text:style-name="P31">El gateway responde con ack o nack.</text:p>
      <text:p text:style-name="P30">Cuando un nodo requiere confirmación de paso, el carro muestra “cross_confirmation_needed” a 1 en cart_state. Si no recibe este mensaje a tiempo se detendrá hasta recibirlo al llegar al nodo asociado. Es el nodo end_node de cart_state.</text:p>
      <text:h text:style-name="P37" text:outline-level="3"><text:soft-page-break/>Order_type: <text:span text:style-name="T1">idle_processing</text:span>.</text:h>
      <table:table table:name="Taula10" table:style-name="Taula10" table:template-name="Simple Grid Columns">
        <table:table-column table:style-name="Taula10.A"/>
        <table:table-column table:style-name="Taula10.B"/>
        <table:table-column table:style-name="Taula10.C"/>
        <table:table-row>
          <table:table-cell table:style-name="Taula10.A1" office:value-type="string">
            <text:p text:style-name="P6">Campo</text:p>
          </table:table-cell>
          <table:table-cell table:style-name="Taula10.B1" office:value-type="string">
            <text:p text:style-name="P6">Longitud</text:p>
          </table:table-cell>
          <table:table-cell table:style-name="Taula10.A1" office:value-type="string">
            <text:p text:style-name="P6">Descripción</text:p>
          </table:table-cell>
        </table:table-row>
        <table:table-row>
          <table:table-cell table:style-name="Taula10.A2" office:value-type="string">
            <text:p text:style-name="P6">type</text:p>
          </table:table-cell>
          <table:table-cell table:style-name="Taula10.B2" office:value-type="float" office:value="3">
            <text:p text:style-name="P6">3</text:p>
          </table:table-cell>
          <table:table-cell table:style-name="Taula10.A2" office:value-type="string">
            <text:p text:style-name="P6">idle_processing. Ver Order_type.</text:p>
          </table:table-cell>
        </table:table-row>
        <table:table-row table:style-name="Taula10.3">
          <table:table-cell table:style-name="Taula10.A3" office:value-type="string">
            <text:p text:style-name="P6">msg_id</text:p>
          </table:table-cell>
          <table:table-cell table:style-name="Taula10.B3" office:value-type="float" office:value="5">
            <text:p text:style-name="P6">5</text:p>
          </table:table-cell>
          <table:table-cell table:style-name="Taula10.C3" office:value-type="string">
            <text:p text:style-name="P6">Identificador de mensaje. Incrementar en cada nuevo mensaje.</text:p>
          </table:table-cell>
        </table:table-row>
      </table:table>
      <text:p text:style-name="P31">El gateway responde con ack o nack.</text:p>
      <text:p text:style-name="P30">Los carros necesitan efectuar un proceso interno de mantenimiento de logs, etc. periódicamente. Esto se puede configurar en el gateway, o mediante este mensaje se indica al gateway que ahora es un buen momento para hacerlo. Hace que todos los carros realicen este proceso en la primera ocasión disponible.</text:p>
      <text:p text:style-name="P2"><text:span text:style-name="T2">Respuestas d</text:span>el gateway</text:p>
      <text:h text:style-name="P38" text:outline-level="3">Order_type: <text:span text:style-name="T2">transit_ack</text:span>.</text:h>
      <table:table table:name="Taula11" table:style-name="Taula11" table:template-name="Simple Grid Columns">
        <table:table-column table:style-name="Taula11.A"/>
        <table:table-column table:style-name="Taula11.B"/>
        <table:table-column table:style-name="Taula11.C"/>
        <table:table-row>
          <table:table-cell table:style-name="Taula11.A1" office:value-type="string">
            <text:p text:style-name="P7">Campo</text:p>
          </table:table-cell>
          <table:table-cell table:style-name="Taula11.B1" office:value-type="string">
            <text:p text:style-name="P7">Longitud</text:p>
          </table:table-cell>
          <table:table-cell table:style-name="Taula11.A1" office:value-type="string">
            <text:p text:style-name="P7">Descripción</text:p>
          </table:table-cell>
        </table:table-row>
        <table:table-row>
          <table:table-cell table:style-name="Taula11.A2" office:value-type="string">
            <text:p text:style-name="P7">type</text:p>
          </table:table-cell>
          <table:table-cell table:style-name="Taula11.B2" office:value-type="float" office:value="3">
            <text:p text:style-name="P7">3</text:p>
          </table:table-cell>
          <table:table-cell table:style-name="Taula11.A2" office:value-type="string">
            <text:p text:style-name="P7"><text:span text:style-name="T2">transit_ack</text:span>. Ver Order_type.</text:p>
          </table:table-cell>
        </table:table-row>
        <table:table-row>
          <table:table-cell table:style-name="Taula11.A2" office:value-type="string">
            <text:p text:style-name="P7">msg_id</text:p>
          </table:table-cell>
          <table:table-cell table:style-name="Taula11.B2" office:value-type="float" office:value="5">
            <text:p text:style-name="P7">5</text:p>
          </table:table-cell>
          <table:table-cell table:style-name="Taula11.A2" office:value-type="string">
            <text:p text:style-name="P7">Identificador de mensaje. Incrementa<text:span text:style-name="T3">do</text:span> en cada nuevo mensaje.</text:p>
          </table:table-cell>
        </table:table-row>
        <table:table-row table:style-name="Taula11.4">
          <table:table-cell table:style-name="Taula11.A2" office:value-type="string">
            <text:p text:style-name="P7">cart_id</text:p>
          </table:table-cell>
          <table:table-cell table:style-name="Taula11.B2" office:value-type="float" office:value="5">
            <text:p text:style-name="P7">5</text:p>
          </table:table-cell>
          <table:table-cell table:style-name="Taula11.A2" office:value-type="string">
            <text:p text:style-name="P7">Identificador del carro.</text:p>
          </table:table-cell>
        </table:table-row>
        <table:table-row table:style-name="Taula11.4">
          <table:table-cell table:style-name="Taula11.A2" office:value-type="string">
            <text:p text:style-name="P13">src_type</text:p>
          </table:table-cell>
          <table:table-cell table:style-name="Taula11.B2" office:value-type="float" office:value="3">
            <text:p text:style-name="P13">3</text:p>
          </table:table-cell>
          <table:table-cell table:style-name="Taula11.A2" office:value-type="string">
            <text:p text:style-name="P13">Order_type de la orden a la cual se contesta (load, transit, unload, go_parking, go_node).</text:p>
          </table:table-cell>
        </table:table-row>
        <table:table-row table:style-name="Taula11.4">
          <table:table-cell table:style-name="Taula11.A2" office:value-type="string">
            <text:p text:style-name="P13">src_msg_id</text:p>
          </table:table-cell>
          <table:table-cell table:style-name="Taula11.B2" office:value-type="float" office:value="5">
            <text:p text:style-name="P13">5</text:p>
          </table:table-cell>
          <table:table-cell table:style-name="Taula11.A2" office:value-type="string">
            <text:p text:style-name="P13">Msg_id de la orden a la cual se contesta.</text:p>
          </table:table-cell>
        </table:table-row>
        <table:table-row table:style-name="Taula11.4">
          <table:table-cell table:style-name="Taula11.A7" office:value-type="string">
            <text:p text:style-name="P13">transit_id</text:p>
          </table:table-cell>
          <table:table-cell table:style-name="Taula11.B7" office:value-type="float" office:value="10">
            <text:p text:style-name="P13">10</text:p>
          </table:table-cell>
          <table:table-cell table:style-name="Taula11.C7" office:value-type="string">
            <text:p text:style-name="P13">Identificador de tránsito asignado por el gateway.</text:p>
          </table:table-cell>
        </table:table-row>
      </table:table>
      <text:p text:style-name="P31"/>
      <text:h text:style-name="P38" text:outline-level="3">Order_type: <text:span text:style-name="T2">ack</text:span>.</text:h>
      <table:table table:name="Taula12" table:style-name="Taula12" table:template-name="Simple Grid Columns">
        <table:table-column table:style-name="Taula12.A"/>
        <table:table-column table:style-name="Taula12.B"/>
        <table:table-column table:style-name="Taula12.C"/>
        <table:table-row>
          <table:table-cell table:style-name="Taula12.A1" office:value-type="string">
            <text:p text:style-name="P7">Campo</text:p>
          </table:table-cell>
          <table:table-cell table:style-name="Taula12.B1" office:value-type="string">
            <text:p text:style-name="P7">Longitud</text:p>
          </table:table-cell>
          <table:table-cell table:style-name="Taula12.A1" office:value-type="string">
            <text:p text:style-name="P7">Descripción</text:p>
          </table:table-cell>
        </table:table-row>
        <table:table-row>
          <table:table-cell table:style-name="Taula12.A2" office:value-type="string">
            <text:p text:style-name="P7">type</text:p>
          </table:table-cell>
          <table:table-cell table:style-name="Taula12.B2" office:value-type="float" office:value="3">
            <text:p text:style-name="P7">3</text:p>
          </table:table-cell>
          <table:table-cell table:style-name="Taula12.A2" office:value-type="string">
            <text:p text:style-name="P7"><text:span text:style-name="T2">ack</text:span>. Ver Order_type.</text:p>
          </table:table-cell>
        </table:table-row>
        <table:table-row>
          <table:table-cell table:style-name="Taula12.A2" office:value-type="string">
            <text:p text:style-name="P7">msg_id</text:p>
          </table:table-cell>
          <table:table-cell table:style-name="Taula12.B2" office:value-type="float" office:value="5">
            <text:p text:style-name="P7">5</text:p>
          </table:table-cell>
          <table:table-cell table:style-name="Taula12.A2" office:value-type="string">
            <text:p text:style-name="P7">Identificador de mensaje. Incrementa<text:span text:style-name="T3">do</text:span> en cada nuevo mensaje.</text:p>
          </table:table-cell>
        </table:table-row>
        <table:table-row table:style-name="Taula12.4">
          <table:table-cell table:style-name="Taula12.A2" office:value-type="string">
            <text:p text:style-name="P7">cart_id</text:p>
          </table:table-cell>
          <table:table-cell table:style-name="Taula12.B2" office:value-type="float" office:value="5">
            <text:p text:style-name="P7">5</text:p>
          </table:table-cell>
          <table:table-cell table:style-name="Taula12.A2" office:value-type="string">
            <text:p text:style-name="P7">Identificador del carro.</text:p>
          </table:table-cell>
        </table:table-row>
        <table:table-row table:style-name="Taula12.4">
          <table:table-cell table:style-name="Taula12.A2" office:value-type="string">
            <text:p text:style-name="P13">src_type</text:p>
          </table:table-cell>
          <table:table-cell table:style-name="Taula12.B2" office:value-type="float" office:value="3">
            <text:p text:style-name="P13">3</text:p>
          </table:table-cell>
          <table:table-cell table:style-name="Taula12.A2" office:value-type="string">
            <text:p text:style-name="P13">Order_type de la orden a la cual se contesta (load, transit, unload, go_parking, go_node).</text:p>
          </table:table-cell>
        </table:table-row>
        <table:table-row table:style-name="Taula12.4">
          <table:table-cell table:style-name="Taula12.A6" office:value-type="string">
            <text:p text:style-name="P13">src_msg_id</text:p>
          </table:table-cell>
          <table:table-cell table:style-name="Taula12.B6" office:value-type="float" office:value="5">
            <text:p text:style-name="P13">5</text:p>
          </table:table-cell>
          <table:table-cell table:style-name="Taula12.C6" office:value-type="string">
            <text:p text:style-name="P13">Msg_id de la orden a la cual se contesta.</text:p>
          </table:table-cell>
        </table:table-row>
      </table:table>
      <text:p text:style-name="P31"/>
      <text:h text:style-name="P38" text:outline-level="3">Order_type: <text:span text:style-name="T2">nack</text:span>.</text:h>
      <table:table table:name="Taula13" table:style-name="Taula13" table:template-name="Simple Grid Columns">
        <table:table-column table:style-name="Taula13.A"/>
        <table:table-column table:style-name="Taula13.B"/>
        <table:table-column table:style-name="Taula13.C"/>
        <table:table-row>
          <table:table-cell table:style-name="Taula13.A1" office:value-type="string">
            <text:p text:style-name="P7">Campo</text:p>
          </table:table-cell>
          <table:table-cell table:style-name="Taula13.B1" office:value-type="string">
            <text:p text:style-name="P7">Longitud</text:p>
          </table:table-cell>
          <table:table-cell table:style-name="Taula13.A1" office:value-type="string">
            <text:p text:style-name="P7">Descripción</text:p>
          </table:table-cell>
        </table:table-row>
        <table:table-row>
          <table:table-cell table:style-name="Taula13.A2" office:value-type="string">
            <text:p text:style-name="P7">type</text:p>
          </table:table-cell>
          <table:table-cell table:style-name="Taula13.B2" office:value-type="float" office:value="3">
            <text:p text:style-name="P7">3</text:p>
          </table:table-cell>
          <table:table-cell table:style-name="Taula13.A2" office:value-type="string">
            <text:p text:style-name="P7"><text:span text:style-name="T2">nack</text:span>. Ver Order_type.</text:p>
          </table:table-cell>
        </table:table-row>
        <table:table-row>
          <table:table-cell table:style-name="Taula13.A2" office:value-type="string">
            <text:p text:style-name="P7">msg_id</text:p>
          </table:table-cell>
          <table:table-cell table:style-name="Taula13.B2" office:value-type="float" office:value="5">
            <text:p text:style-name="P7">5</text:p>
          </table:table-cell>
          <table:table-cell table:style-name="Taula13.A2" office:value-type="string">
            <text:p text:style-name="P7">Identificador de mensaje. Incrementa<text:span text:style-name="T3">do</text:span> en cada nuevo mensaje.</text:p>
          </table:table-cell>
        </table:table-row>
        <table:table-row table:style-name="Taula13.4">
          <table:table-cell table:style-name="Taula13.A2" office:value-type="string">
            <text:p text:style-name="P7">cart_id</text:p>
          </table:table-cell>
          <table:table-cell table:style-name="Taula13.B2" office:value-type="float" office:value="5">
            <text:p text:style-name="P7">5</text:p>
          </table:table-cell>
          <table:table-cell table:style-name="Taula13.A2" office:value-type="string">
            <text:p text:style-name="P7">Identificador del carro.</text:p>
          </table:table-cell>
        </table:table-row>
        <table:table-row table:style-name="Taula13.4">
          <table:table-cell table:style-name="Taula13.A2" office:value-type="string">
            <text:p text:style-name="P13">src_type</text:p>
          </table:table-cell>
          <table:table-cell table:style-name="Taula13.B2" office:value-type="float" office:value="3">
            <text:p text:style-name="P13">3</text:p>
          </table:table-cell>
          <table:table-cell table:style-name="Taula13.A2" office:value-type="string">
            <text:p text:style-name="P13">Order_type de la orden a la cual se contesta (load, transit, unload, go_parking, go_node).</text:p>
          </table:table-cell>
        </table:table-row>
        <table:table-row table:style-name="Taula13.4">
          <table:table-cell table:style-name="Taula13.A2" office:value-type="string">
            <text:p text:style-name="P13">src_msg_id</text:p>
          </table:table-cell>
          <table:table-cell table:style-name="Taula13.B2" office:value-type="float" office:value="5">
            <text:p text:style-name="P13">5</text:p>
          </table:table-cell>
          <table:table-cell table:style-name="Taula13.A2" office:value-type="string">
            <text:p text:style-name="P13">Msg_id de la orden a la cual se contesta.</text:p>
          </table:table-cell>
        </table:table-row>
        <table:table-row table:style-name="Taula13.4">
          <table:table-cell table:style-name="Taula13.A7" office:value-type="string">
            <text:p text:style-name="P13">error_message</text:p>
          </table:table-cell>
          <table:table-cell table:style-name="Taula13.B7" office:value-type="float" office:value="10">
            <text:p text:style-name="P13">10</text:p>
          </table:table-cell>
          <table:table-cell table:style-name="Taula13.C7" office:value-type="string">
            <text:p text:style-name="P13">Mensaje de error descriptivo del problema.</text:p>
          </table:table-cell>
        </table:table-row>
      </table:table>
      <text:p text:style-name="P31"/>
      <text:p text:style-name="P3"><text:soft-page-break/>Mensajes de estado del gateway</text:p>
      <text:p text:style-name="P4">El gateway envía estos mensajes al cliente conectado no a petición suya, si no cada vez que hay un cambio de estado.</text:p>
      <text:h text:style-name="P39" text:outline-level="3">Order_type: <text:span text:style-name="T3">cart_state</text:span>.</text:h>
      <table:table table:name="Taula14" table:style-name="Taula14" table:template-name="Simple Grid Columns">
        <table:table-column table:style-name="Taula14.A"/>
        <table:table-column table:style-name="Taula14.B"/>
        <table:table-column table:style-name="Taula14.C"/>
        <table:table-row>
          <table:table-cell table:style-name="Taula14.A1" office:value-type="string">
            <text:p text:style-name="P8">Campo</text:p>
          </table:table-cell>
          <table:table-cell table:style-name="Taula14.B1" office:value-type="string">
            <text:p text:style-name="P8">Longitud</text:p>
          </table:table-cell>
          <table:table-cell table:style-name="Taula14.A1" office:value-type="string">
            <text:p text:style-name="P8">Descripción</text:p>
          </table:table-cell>
        </table:table-row>
        <table:table-row>
          <table:table-cell table:style-name="Taula14.A2" office:value-type="string">
            <text:p text:style-name="P8">type</text:p>
          </table:table-cell>
          <table:table-cell table:style-name="Taula14.B2" office:value-type="float" office:value="3">
            <text:p text:style-name="P8">3</text:p>
          </table:table-cell>
          <table:table-cell table:style-name="Taula14.A2" office:value-type="string">
            <text:p text:style-name="P8"><text:span text:style-name="T3">cart_state</text:span>. Ver Order_type.</text:p>
          </table:table-cell>
        </table:table-row>
        <table:table-row>
          <table:table-cell table:style-name="Taula14.A2" office:value-type="string">
            <text:p text:style-name="P8">msg_id</text:p>
          </table:table-cell>
          <table:table-cell table:style-name="Taula14.B2" office:value-type="float" office:value="5">
            <text:p text:style-name="P8">5</text:p>
          </table:table-cell>
          <table:table-cell table:style-name="Taula14.A2" office:value-type="string">
            <text:p text:style-name="P8">Identificador de mensaje. Incrementa<text:span text:style-name="T3">do</text:span> en cada nuevo mensaje.</text:p>
          </table:table-cell>
        </table:table-row>
        <table:table-row table:style-name="Taula14.4">
          <table:table-cell table:style-name="Taula14.A2" office:value-type="string">
            <text:p text:style-name="P8">cart_id</text:p>
          </table:table-cell>
          <table:table-cell table:style-name="Taula14.B2" office:value-type="float" office:value="5">
            <text:p text:style-name="P8">5</text:p>
          </table:table-cell>
          <table:table-cell table:style-name="Taula14.A2" office:value-type="string">
            <text:p text:style-name="P8">Identificador del carro.</text:p>
          </table:table-cell>
        </table:table-row>
        <table:table-row table:style-name="Taula14.4">
          <table:table-cell table:style-name="Taula14.A2" office:value-type="string">
            <text:p text:style-name="P14">cart_status</text:p>
          </table:table-cell>
          <table:table-cell table:style-name="Taula14.B2" office:value-type="float" office:value="4">
            <text:p text:style-name="P14">4</text:p>
          </table:table-cell>
          <table:table-cell table:style-name="Taula14.A2" office:value-type="string">
            <text:p text:style-name="P14">Ver Cart_status en Enumeraciones.</text:p>
          </table:table-cell>
        </table:table-row>
        <table:table-row table:style-name="Taula14.4">
          <table:table-cell table:style-name="Taula14.A2" office:value-type="string">
            <text:p text:style-name="P14">cart_phase</text:p>
          </table:table-cell>
          <table:table-cell table:style-name="Taula14.B2" office:value-type="float" office:value="1">
            <text:p text:style-name="P14">1</text:p>
          </table:table-cell>
          <table:table-cell table:style-name="Taula14.A2" office:value-type="string">
            <text:p text:style-name="P14">Ver Cart_phase en Enumeraciones.</text:p>
          </table:table-cell>
        </table:table-row>
        <table:table-row table:style-name="Taula14.4">
          <table:table-cell table:style-name="Taula14.A2" office:value-type="string">
            <text:p text:style-name="P14">ini_node</text:p>
          </table:table-cell>
          <table:table-cell table:style-name="Taula14.B2" office:value-type="float" office:value="5">
            <text:p text:style-name="P14">5</text:p>
          </table:table-cell>
          <table:table-cell table:style-name="Taula14.A2" office:value-type="string">
            <text:p text:style-name="P14">Nodo inicial del segmento en curso.</text:p>
          </table:table-cell>
        </table:table-row>
        <table:table-row table:style-name="Taula14.4">
          <table:table-cell table:style-name="Taula14.A2" office:value-type="string">
            <text:p text:style-name="P14">rel_position</text:p>
          </table:table-cell>
          <table:table-cell table:style-name="Taula14.B2" office:value-type="float" office:value="3">
            <text:p text:style-name="P14">3</text:p>
          </table:table-cell>
          <table:table-cell table:style-name="Taula14.A2" office:value-type="string">
            <text:p text:style-name="P14">Porcentaje recorrido del segmento en curso.</text:p>
          </table:table-cell>
        </table:table-row>
        <table:table-row table:style-name="Taula14.4">
          <table:table-cell table:style-name="Taula14.A2" office:value-type="string">
            <text:p text:style-name="P14">end_node</text:p>
          </table:table-cell>
          <table:table-cell table:style-name="Taula14.B2" office:value-type="float" office:value="5">
            <text:p text:style-name="P14">5</text:p>
          </table:table-cell>
          <table:table-cell table:style-name="Taula14.A2" office:value-type="string">
            <text:p text:style-name="P14">Nodo final del segmento en curso.</text:p>
          </table:table-cell>
        </table:table-row>
        <table:table-row table:style-name="Taula14.4">
          <table:table-cell table:style-name="Taula14.A2" office:value-type="string">
            <text:p text:style-name="P14">next_node</text:p>
          </table:table-cell>
          <table:table-cell table:style-name="Taula14.B2" office:value-type="float" office:value="5">
            <text:p text:style-name="P14">5</text:p>
          </table:table-cell>
          <table:table-cell table:style-name="Taula14.A2" office:value-type="string">
            <text:p text:style-name="P14">Nodo final del siguiente segmento.</text:p>
          </table:table-cell>
        </table:table-row>
        <table:table-row table:style-name="Taula14.4">
          <table:table-cell table:style-name="Taula14.A2" office:value-type="string">
            <text:p text:style-name="P14">speed_mms</text:p>
          </table:table-cell>
          <table:table-cell table:style-name="Taula14.B2" office:value-type="float" office:value="5">
            <text:p text:style-name="P14">5</text:p>
          </table:table-cell>
          <table:table-cell table:style-name="Taula14.A2" office:value-type="string">
            <text:p text:style-name="P14">Velocidad actual en milímetros por segundo.</text:p>
          </table:table-cell>
        </table:table-row>
        <table:table-row table:style-name="Taula14.12">
          <table:table-cell table:style-name="Taula14.A2" office:value-type="string">
            <text:p text:style-name="P14">cross_confirmation_needed</text:p>
          </table:table-cell>
          <table:table-cell table:style-name="Taula14.B2" office:value-type="float" office:value="1">
            <text:p text:style-name="P14">1</text:p>
          </table:table-cell>
          <table:table-cell table:style-name="Taula14.A2" office:value-type="string">
            <text:p text:style-name="P14">A 1 si espera recibir un mensaje de tipo cross_granted para el nodo end_node. No pasará al segmento siguiente (end_node, next_node) hasta que no lo reciba.</text:p>
          </table:table-cell>
        </table:table-row>
        <table:table-row table:style-name="Taula14.12">
          <table:table-cell table:style-name="Taula14.A13" office:value-type="string">
            <text:p text:style-name="P14">orders</text:p>
          </table:table-cell>
          <table:table-cell table:style-name="Taula14.B13" office:value-type="float" office:value="164">
            <text:p text:style-name="P14">164</text:p>
          </table:table-cell>
          <table:table-cell table:style-name="Taula14.C13" office:value-type="string">
            <text:p text:style-name="P14">Contiene 2 Transit_order (82 bytes cada una). Ver Transit_order en Estructuras.</text:p>
          </table:table-cell>
        </table:table-row>
      </table:table>
      <text:p text:style-name="P32"/>
      <text:h text:style-name="P39" text:outline-level="3">Order_type: <text:span text:style-name="T3">circuit_state</text:span>.</text:h>
      <table:table table:name="Taula15" table:style-name="Taula15" table:template-name="Simple Grid Columns">
        <table:table-column table:style-name="Taula15.A"/>
        <table:table-column table:style-name="Taula15.B"/>
        <table:table-column table:style-name="Taula15.C"/>
        <table:table-row>
          <table:table-cell table:style-name="Taula15.A1" office:value-type="string">
            <text:p text:style-name="P8">Campo</text:p>
          </table:table-cell>
          <table:table-cell table:style-name="Taula15.B1" office:value-type="string">
            <text:p text:style-name="P8">Longitud</text:p>
          </table:table-cell>
          <table:table-cell table:style-name="Taula15.A1" office:value-type="string">
            <text:p text:style-name="P8">Descripción</text:p>
          </table:table-cell>
        </table:table-row>
        <table:table-row>
          <table:table-cell table:style-name="Taula15.A2" office:value-type="string">
            <text:p text:style-name="P8">type</text:p>
          </table:table-cell>
          <table:table-cell table:style-name="Taula15.B2" office:value-type="float" office:value="3">
            <text:p text:style-name="P8">3</text:p>
          </table:table-cell>
          <table:table-cell table:style-name="Taula15.A2" office:value-type="string">
            <text:p text:style-name="P8"><text:span text:style-name="T3">circuit_state</text:span>. Ver Order_type.</text:p>
          </table:table-cell>
        </table:table-row>
        <table:table-row>
          <table:table-cell table:style-name="Taula15.A2" office:value-type="string">
            <text:p text:style-name="P8">msg_id</text:p>
          </table:table-cell>
          <table:table-cell table:style-name="Taula15.B2" office:value-type="float" office:value="5">
            <text:p text:style-name="P8">5</text:p>
          </table:table-cell>
          <table:table-cell table:style-name="Taula15.A2" office:value-type="string">
            <text:p text:style-name="P8">Identificador de mensaje. Incrementa<text:span text:style-name="T3">do</text:span> en cada nuevo mensaje.</text:p>
          </table:table-cell>
        </table:table-row>
        <table:table-row table:style-name="Taula15.4">
          <table:table-cell table:style-name="Taula15.A2" office:value-type="string">
            <text:p text:style-name="P8">c<text:span text:style-name="T3">ircuit_voltage</text:span></text:p>
          </table:table-cell>
          <table:table-cell table:style-name="Taula15.B2" office:value-type="float" office:value="5">
            <text:p text:style-name="P8">5</text:p>
          </table:table-cell>
          <table:table-cell table:style-name="Taula15.A2" office:value-type="string">
            <text:p text:style-name="P14">Voltaje del circuito. Formato xxx.x</text:p>
          </table:table-cell>
        </table:table-row>
        <table:table-row table:style-name="Taula15.4">
          <table:table-cell table:style-name="Taula15.A2" office:value-type="string">
            <text:p text:style-name="P14">circuit_current</text:p>
          </table:table-cell>
          <table:table-cell table:style-name="Taula15.B2" office:value-type="float" office:value="5">
            <text:p text:style-name="P14">5</text:p>
          </table:table-cell>
          <table:table-cell table:style-name="Taula15.A2" office:value-type="string">
            <text:p text:style-name="P14">Amperaje del circuito. Formato xxx.x</text:p>
          </table:table-cell>
        </table:table-row>
        <table:table-row table:style-name="Taula15.4">
          <table:table-cell table:style-name="Taula15.A2" office:value-type="string">
            <text:p text:style-name="P14">working_carts</text:p>
          </table:table-cell>
          <table:table-cell table:style-name="Taula15.B2" office:value-type="float" office:value="5">
            <text:p text:style-name="P14">5</text:p>
          </table:table-cell>
          <table:table-cell table:style-name="Taula15.A2" office:value-type="string">
            <text:p text:style-name="P14">Número de carros preparados para trabajar.</text:p>
          </table:table-cell>
        </table:table-row>
        <table:table-row table:style-name="Taula15.4">
          <table:table-cell table:style-name="Taula15.A2" office:value-type="string">
            <text:p text:style-name="P14">check</text:p>
          </table:table-cell>
          <table:table-cell table:style-name="Taula15.B2" office:value-type="float" office:value="7">
            <text:p text:style-name="P14">7</text:p>
          </table:table-cell>
          <table:table-cell table:style-name="Taula15.A2" office:value-type="string">
            <text:p text:style-name="P14">Comprobaciones del circuito. Ver Circuit_check en Enumeraciones.</text:p>
          </table:table-cell>
        </table:table-row>
        <table:table-row table:style-name="Taula15.4">
          <table:table-cell table:style-name="Taula15.A2" office:value-type="string">
            <text:p text:style-name="P14">target_mode</text:p>
          </table:table-cell>
          <table:table-cell table:style-name="Taula15.B2" office:value-type="float" office:value="1">
            <text:p text:style-name="P14">1</text:p>
          </table:table-cell>
          <table:table-cell table:style-name="Taula15.A2" office:value-type="string">
            <text:p text:style-name="P14">Modo de funcionamiento asignado al circuito. Ver Circuit_mode en Enumeraciones.</text:p>
          </table:table-cell>
        </table:table-row>
        <table:table-row table:style-name="Taula15.4">
          <table:table-cell table:style-name="Taula15.A9" office:value-type="string">
            <text:p text:style-name="P14">mode</text:p>
          </table:table-cell>
          <table:table-cell table:style-name="Taula15.B9" office:value-type="float" office:value="1">
            <text:p text:style-name="P14">1</text:p>
          </table:table-cell>
          <table:table-cell table:style-name="Taula15.C9" office:value-type="string">
            <text:p text:style-name="P14">Modo de funcionamiento efectivo del circuito. Debería coincidir con target_mode, pero puede no hacerlo dependiendo de las condiciones detectadas en check. Ver Circuit_mode en Enumeraciones.</text:p>
          </table:table-cell>
        </table:table-row>
      </table:table>
      <text:p text:style-name="P32"/>
      <text:h text:style-name="P44" text:outline-level="3">Order_type: <text:span text:style-name="T16">station</text:span><text:span text:style-name="T3">_state</text:span>.</text:h>
      <table:table table:name="Taula23" table:style-name="Taula23" table:template-name="Simple Grid Columns">
        <table:table-column table:style-name="Taula23.A"/>
        <table:table-column table:style-name="Taula23.B"/>
        <table:table-column table:style-name="Taula23.C"/>
        <table:table-row>
          <table:table-cell table:style-name="Taula23.A1" office:value-type="string">
            <text:p text:style-name="P54">Campo</text:p>
          </table:table-cell>
          <table:table-cell table:style-name="Taula23.B1" office:value-type="string">
            <text:p text:style-name="P54">Longitud</text:p>
          </table:table-cell>
          <table:table-cell table:style-name="Taula23.A1" office:value-type="string">
            <text:p text:style-name="P54">Descripción</text:p>
          </table:table-cell>
        </table:table-row>
        <table:table-row>
          <table:table-cell table:style-name="Taula23.A2" office:value-type="string">
            <text:p text:style-name="P54">type</text:p>
          </table:table-cell>
          <table:table-cell table:style-name="Taula23.B2" office:value-type="float" office:value="3">
            <text:p text:style-name="P54">3</text:p>
          </table:table-cell>
          <table:table-cell table:style-name="Taula23.C2" office:value-type="string">
            <text:p text:style-name="P54"><text:span text:style-name="T16">station</text:span><text:span text:style-name="T3">_state</text:span>. Ver Order_type.</text:p>
          </table:table-cell>
        </table:table-row>
        <table:table-row>
          <table:table-cell table:style-name="Taula23.A2" office:value-type="string">
            <text:p text:style-name="P54">msg_id</text:p>
          </table:table-cell>
          <table:table-cell table:style-name="Taula23.B2" office:value-type="float" office:value="5">
            <text:p text:style-name="P54">5</text:p>
          </table:table-cell>
          <table:table-cell table:style-name="Taula23.C3" office:value-type="string">
            <text:p text:style-name="P54">Identificador de mensaje. Incrementa<text:span text:style-name="T3">do</text:span> en cada nuevo mensaje.</text:p>
          </table:table-cell>
        </table:table-row>
        <table:table-row table:style-name="Taula23.4">
          <table:table-cell table:style-name="Taula23.A2" office:value-type="string">
            <text:p text:style-name="P55">station_id</text:p>
          </table:table-cell>
          <table:table-cell table:style-name="Taula23.B2" office:value-type="float" office:value="5">
            <text:p text:style-name="P55">5</text:p>
          </table:table-cell>
          <table:table-cell table:style-name="Taula23.C4" office:value-type="string">
            <text:p text:style-name="P55">Identificador de la estación</text:p>
          </table:table-cell>
        </table:table-row>
        <text:soft-page-break/>
        <table:table-row table:style-name="Taula23.4">
          <table:table-cell table:style-name="Taula23.A2" office:value-type="string">
            <text:p text:style-name="P55">station_type</text:p>
          </table:table-cell>
          <table:table-cell table:style-name="Taula23.B2" office:value-type="float" office:value="5">
            <text:p text:style-name="P55">5</text:p>
          </table:table-cell>
          <table:table-cell table:style-name="Taula23.C5" office:value-type="string">
            <text:p text:style-name="P55">Tipo de la estación</text:p>
          </table:table-cell>
        </table:table-row>
        <table:table-row table:style-name="Taula23.4">
          <table:table-cell table:style-name="Taula23.A6" office:value-type="string">
            <text:p text:style-name="P55">box_ready</text:p>
          </table:table-cell>
          <table:table-cell table:style-name="Taula23.B6" office:value-type="float" office:value="1">
            <text:p text:style-name="P55">1</text:p>
          </table:table-cell>
          <table:table-cell table:style-name="Taula23.C6" office:value-type="string">
            <text:p text:style-name="P57">Indica si tenemos una carga disponible o no</text:p>
          </table:table-cell>
        </table:table-row>
      </table:table>
      <text:p text:style-name="P59"/>
      <text:p text:style-name="P32"/>
      <text:p text:style-name="P3">Estructuras</text:p>
      <text:h text:style-name="P39" text:outline-level="3"><text:span text:style-name="T3">Transit_order</text:span>.</text:h>
      <table:table table:name="Taula16" table:style-name="Taula16" table:template-name="Simple Grid Columns">
        <table:table-column table:style-name="Taula16.A"/>
        <table:table-column table:style-name="Taula16.B"/>
        <table:table-column table:style-name="Taula16.C"/>
        <table:table-row>
          <table:table-cell table:style-name="Taula16.A1" office:value-type="string">
            <text:p text:style-name="P8">Campo</text:p>
          </table:table-cell>
          <table:table-cell table:style-name="Taula16.B1" office:value-type="string">
            <text:p text:style-name="P8">Longitud</text:p>
          </table:table-cell>
          <table:table-cell table:style-name="Taula16.A1" office:value-type="string">
            <text:p text:style-name="P8">Descripción</text:p>
          </table:table-cell>
        </table:table-row>
        <table:table-row>
          <table:table-cell table:style-name="Taula16.A2" office:value-type="string">
            <text:p text:style-name="P14">use</text:p>
          </table:table-cell>
          <table:table-cell table:style-name="Taula16.B2" office:value-type="float" office:value="1">
            <text:p text:style-name="P14">1</text:p>
          </table:table-cell>
          <table:table-cell table:style-name="Taula16.A2" office:value-type="string">
            <text:p text:style-name="P14">Indica si el tránsito está o no en uso, y si se está ejecutando o es el próximo a ejecutarse. Ver Order_use en Enumeraciones.</text:p>
          </table:table-cell>
        </table:table-row>
        <table:table-row>
          <table:table-cell table:style-name="Taula16.A2" office:value-type="string">
            <text:p text:style-name="P14">type</text:p>
          </table:table-cell>
          <table:table-cell table:style-name="Taula16.B2" office:value-type="float" office:value="3">
            <text:p text:style-name="P14">3</text:p>
          </table:table-cell>
          <table:table-cell table:style-name="Taula16.A2" office:value-type="string">
            <text:p text:style-name="P14">load, transit, unload, go_parking, go_node. Ver Order_type.</text:p>
          </table:table-cell>
        </table:table-row>
        <table:table-row table:style-name="Taula16.4">
          <table:table-cell table:style-name="Taula16.A2" office:value-type="string">
            <text:p text:style-name="P14">node</text:p>
          </table:table-cell>
          <table:table-cell table:style-name="Taula16.B2" office:value-type="float" office:value="5">
            <text:p text:style-name="P8">5</text:p>
          </table:table-cell>
          <table:table-cell table:style-name="Taula16.A2" office:value-type="string">
            <text:p text:style-name="P14">Nodo de destino para go_parking y go_node. <text:span text:style-name="T7">Para go_parking, cero indica el parking más próximo a la posición de inicio.</text:span></text:p>
          </table:table-cell>
        </table:table-row>
        <table:table-row table:style-name="Taula16.4">
          <table:table-cell table:style-name="Taula16.A2" office:value-type="string">
            <text:p text:style-name="P14">station_id</text:p>
          </table:table-cell>
          <table:table-cell table:style-name="Taula16.B2" office:value-type="float" office:value="5">
            <text:p text:style-name="P14">5</text:p>
          </table:table-cell>
          <table:table-cell table:style-name="Taula16.A2" office:value-type="string">
            <text:p text:style-name="P14">Estación de destino <text:span text:style-name="T5">para load, transit, unload</text:span>.</text:p>
          </table:table-cell>
        </table:table-row>
        <table:table-row table:style-name="Taula16.4">
          <table:table-cell table:style-name="Taula16.A2" office:value-type="string">
            <text:p text:style-name="P14">station_type</text:p>
          </table:table-cell>
          <table:table-cell table:style-name="Taula16.B2" office:value-type="float" office:value="5">
            <text:p text:style-name="P14">5</text:p>
          </table:table-cell>
          <table:table-cell table:style-name="Taula16.A2" office:value-type="string">
            <text:p text:style-name="P14">Identifica la estación de destino junto a station_id.</text:p>
          </table:table-cell>
        </table:table-row>
        <table:table-row table:style-name="Taula16.4">
          <table:table-cell table:style-name="Taula16.A2" office:value-type="string">
            <text:p text:style-name="P14">level</text:p>
          </table:table-cell>
          <table:table-cell table:style-name="Taula16.B2" office:value-type="float" office:value="2">
            <text:p text:style-name="P14">2</text:p>
          </table:table-cell>
          <table:table-cell table:style-name="Taula16.A2" office:value-type="string">
            <text:p text:style-name="P14">Nivel a operar en la estación: [0..15]</text:p>
          </table:table-cell>
        </table:table-row>
        <table:table-row table:style-name="Taula16.4">
          <table:table-cell table:style-name="Taula16.A2" office:value-type="string">
            <text:p text:style-name="P14">options</text:p>
          </table:table-cell>
          <table:table-cell table:style-name="Taula16.B2" office:value-type="float" office:value="10">
            <text:p text:style-name="P14">10</text:p>
          </table:table-cell>
          <table:table-cell table:style-name="Taula16.A2" office:value-type="string">
            <text:p text:style-name="P14">Opciones asociadas al tránsito al crearlo.</text:p>
          </table:table-cell>
        </table:table-row>
        <table:table-row table:style-name="Taula16.4">
          <table:table-cell table:style-name="Taula16.A2" office:value-type="string">
            <text:p text:style-name="P14">transit_id</text:p>
          </table:table-cell>
          <table:table-cell table:style-name="Taula16.B2" office:value-type="float" office:value="10">
            <text:p text:style-name="P14">10</text:p>
          </table:table-cell>
          <table:table-cell table:style-name="Taula16.A2" office:value-type="string">
            <text:p text:style-name="P14">Identificador asignado al tránsito. Devuelto por transit_ack.</text:p>
          </table:table-cell>
        </table:table-row>
        <table:table-row table:style-name="Taula16.4">
          <table:table-cell table:style-name="Taula16.A2" office:value-type="string">
            <text:p text:style-name="P14">cargo_id</text:p>
          </table:table-cell>
          <table:table-cell table:style-name="Taula16.B2" office:value-type="float" office:value="10">
            <text:p text:style-name="P14">10</text:p>
          </table:table-cell>
          <table:table-cell table:style-name="Taula16.A2" office:value-type="string">
            <text:p text:style-name="P14">cargo_id proporcionado.</text:p>
          </table:table-cell>
        </table:table-row>
        <table:table-row table:style-name="Taula16.4">
          <table:table-cell table:style-name="Taula16.A2" office:value-type="string">
            <text:p text:style-name="P14">phase</text:p>
          </table:table-cell>
          <table:table-cell table:style-name="Taula16.B2" office:value-type="float" office:value="1">
            <text:p text:style-name="P14">1</text:p>
          </table:table-cell>
          <table:table-cell table:style-name="Taula16.A2" office:value-type="string">
            <text:p text:style-name="P14">Fase del tránsito. Ver Transit_phase en Enumeraciones.</text:p>
          </table:table-cell>
        </table:table-row>
        <table:table-row table:style-name="Taula16.4">
          <table:table-cell table:style-name="Taula16.A2" office:value-type="string">
            <text:p text:style-name="P14">inputs</text:p>
          </table:table-cell>
          <table:table-cell table:style-name="Taula16.B2" office:value-type="float" office:value="10">
            <text:p text:style-name="P14">10</text:p>
          </table:table-cell>
          <table:table-cell table:style-name="Taula16.A2" office:value-type="string">
            <text:p text:style-name="P14">Valores de input que el hook debe considerar, asignados al crear el tránsito o mediante send_inputs.</text:p>
          </table:table-cell>
        </table:table-row>
        <table:table-row table:style-name="Taula16.4">
          <table:table-cell table:style-name="Taula16.A2" office:value-type="string">
            <text:p text:style-name="P14">outputs</text:p>
          </table:table-cell>
          <table:table-cell table:style-name="Taula16.B2" office:value-type="float" office:value="10">
            <text:p text:style-name="P14">10</text:p>
          </table:table-cell>
          <table:table-cell table:style-name="Taula16.A2" office:value-type="string">
            <text:p text:style-name="P14">Valores de output que el hook ofrece.</text:p>
          </table:table-cell>
        </table:table-row>
        <table:table-row table:style-name="Taula16.4">
          <table:table-cell table:style-name="Taula16.A14" office:value-type="string">
            <text:p text:style-name="P14">last_command</text:p>
          </table:table-cell>
          <table:table-cell table:style-name="Taula16.B14" office:value-type="float" office:value="10">
            <text:p text:style-name="P14">10</text:p>
          </table:table-cell>
          <table:table-cell table:style-name="Taula16.C14" office:value-type="string">
            <text:p text:style-name="P14">Ultimo comando (ver send_command) recibido.</text:p>
          </table:table-cell>
        </table:table-row>
      </table:table>
      <text:p text:style-name="P32"/>
      <text:p text:style-name="P3">Enumeraciones</text:p>
      <text:h text:style-name="P39" text:outline-level="3"><text:span text:style-name="T3">Order_use</text:span>.</text:h>
      <table:table table:name="Taula17" table:style-name="Taula17" table:template-name="Simple Grid Columns">
        <table:table-column table:style-name="Taula17.A"/>
        <table:table-column table:style-name="Taula17.B"/>
        <table:table-column table:style-name="Taula17.C"/>
        <table:table-row>
          <table:table-cell table:style-name="Taula17.A1" office:value-type="string">
            <text:p text:style-name="P14">Nombre</text:p>
          </table:table-cell>
          <table:table-cell table:style-name="Taula17.B1" office:value-type="string">
            <text:p text:style-name="P14">Valor</text:p>
          </table:table-cell>
          <table:table-cell table:style-name="Taula17.A1" office:value-type="string">
            <text:p text:style-name="P8">Descripción</text:p>
          </table:table-cell>
        </table:table-row>
        <table:table-row>
          <table:table-cell table:style-name="Taula17.A2" office:value-type="string">
            <text:p text:style-name="P14">unused</text:p>
          </table:table-cell>
          <table:table-cell table:style-name="Taula17.B2" office:value-type="float" office:value="0">
            <text:p text:style-name="P14">0</text:p>
          </table:table-cell>
          <table:table-cell table:style-name="Taula17.A2" office:value-type="string">
            <text:p text:style-name="P14">El tránsito no está en uso.</text:p>
          </table:table-cell>
        </table:table-row>
        <table:table-row>
          <table:table-cell table:style-name="Taula17.A2" office:value-type="string">
            <text:p text:style-name="P14">previous</text:p>
          </table:table-cell>
          <table:table-cell table:style-name="Taula17.B2" office:value-type="float" office:value="1">
            <text:p text:style-name="P14">1</text:p>
          </table:table-cell>
          <table:table-cell table:style-name="Taula17.A2" office:value-type="string">
            <text:p text:style-name="P14">El tránsito ha terminado y ha sido reemplazado por el siguiente.</text:p>
          </table:table-cell>
        </table:table-row>
        <table:table-row table:style-name="Taula17.4">
          <table:table-cell table:style-name="Taula17.A2" office:value-type="string">
            <text:p text:style-name="P14">current</text:p>
          </table:table-cell>
          <table:table-cell table:style-name="Taula17.B2" office:value-type="float" office:value="2">
            <text:p text:style-name="P14">2</text:p>
          </table:table-cell>
          <table:table-cell table:style-name="Taula17.A2" office:value-type="string">
            <text:p text:style-name="P14">Éste es el tránsito en curso actual.</text:p>
          </table:table-cell>
        </table:table-row>
        <table:table-row table:style-name="Taula17.4">
          <table:table-cell table:style-name="Taula17.A5" office:value-type="string">
            <text:p text:style-name="P14">next</text:p>
          </table:table-cell>
          <table:table-cell table:style-name="Taula17.B5" office:value-type="float" office:value="3">
            <text:p text:style-name="P14">3</text:p>
          </table:table-cell>
          <table:table-cell table:style-name="Taula17.C5" office:value-type="string">
            <text:p text:style-name="P14">Siguiente tránsito a ejecutar.</text:p>
          </table:table-cell>
        </table:table-row>
      </table:table>
      <text:p text:style-name="P33"/>
      <text:p text:style-name="P33">El carro contiene dos posiciones de tránsito:</text:p>
      <text:p text:style-name="P33"><text:tab/>- Como máximo una puede tener uso ‘previous’.</text:p>
      <text:p text:style-name="P33"><text:tab/>- Como máximo una puede tener uso ‘current’.</text:p>
      <text:p text:style-name="P33"><text:tab/>- Como máximo una puede tener uso ‘next’.</text:p>
      <text:p text:style-name="P33"><text:tab/>- Las dos pueden tener uso ‘unused’.</text:p>
      <text:p text:style-name="P33">En un principio las dos están ‘unused’. Cuando llega una orden de tránsito:</text:p>
      <text:p text:style-name="P33"><text:tab/>- Reemplaza la primera ‘unused’ si hay una.</text:p>
      <text:p text:style-name="P33"><text:soft-page-break/><text:tab/>- Si no, reemplaza la ‘previous’, si hay.</text:p>
      <text:p text:style-name="P33"><text:tab/>- Si no, falla.</text:p>
      <text:p text:style-name="P33">El nuevo comando tiene uso ‘next’, a menos que:</text:p>
      <text:p text:style-name="P33"><text:tab/>- <text:span text:style-name="T6">No hay un ‘current’: el nuevo pasa a ‘current’.</text:span></text:p>
      <text:p text:style-name="P33"><text:tab/>- <text:span text:style-name="T6">El transito ‘current’ ha acabado (transit_phase == transit_done):</text:span></text:p>
      <text:p text:style-name="P33"><text:tab/><text:tab/>- <text:span text:style-name="T6">‘current’ pasa a ‘previous’.</text:span></text:p>
      <text:p text:style-name="P33"><text:tab/><text:tab/>- <text:span text:style-name="T6">el nuevo pasa a ‘current’ y transit_phase refleja el estado inicial.</text:span></text:p>
      <text:p text:style-name="P34">Cuando existen simultáneamente un tránsito ‘current’ y otro ‘next’ y la fase del actual pasa a ‘transit_done’ el cambio se produce automáticamente:</text:p>
      <text:p text:style-name="P34"><text:tab/>- ‘current’ pasa a ‘previous’</text:p>
      <text:p text:style-name="P34"><text:tab/>- ‘next’ pasa a ‘current’ y empieza a ejecutarse.</text:p>
      <text:h text:style-name="P40" text:outline-level="3"><text:span text:style-name="T6">Transit_phase</text:span>.</text:h>
      <table:table table:name="Taula18" table:style-name="Taula18" table:template-name="Simple Grid Columns">
        <table:table-column table:style-name="Taula18.A"/>
        <table:table-column table:style-name="Taula18.B"/>
        <table:table-column table:style-name="Taula18.C"/>
        <table:table-row>
          <table:table-cell table:style-name="Taula18.A1" office:value-type="string">
            <text:p text:style-name="P15">Nombre</text:p>
          </table:table-cell>
          <table:table-cell table:style-name="Taula18.B1" office:value-type="string">
            <text:p text:style-name="P15">Valor</text:p>
          </table:table-cell>
          <table:table-cell table:style-name="Taula18.A1" office:value-type="string">
            <text:p text:style-name="P9">Descripción</text:p>
          </table:table-cell>
        </table:table-row>
        <table:table-row>
          <table:table-cell table:style-name="Taula18.A2" office:value-type="string">
            <text:p text:style-name="P19">none</text:p>
          </table:table-cell>
          <table:table-cell table:style-name="Taula18.B2" office:value-type="float" office:value="0">
            <text:p text:style-name="P15">0</text:p>
          </table:table-cell>
          <table:table-cell table:style-name="Taula18.A2" office:value-type="string">
            <text:p text:style-name="P15">El tránsito no está en uso <text:span text:style-name="T6">o no se está ejecutando.</text:span></text:p>
          </table:table-cell>
        </table:table-row>
        <table:table-row>
          <table:table-cell table:style-name="Taula18.A2" office:value-type="string">
            <text:p text:style-name="P19">go_transit</text:p>
          </table:table-cell>
          <table:table-cell table:style-name="Taula18.B2" office:value-type="float" office:value="1">
            <text:p text:style-name="P15">1</text:p>
          </table:table-cell>
          <table:table-cell table:style-name="Taula18.A2" office:value-type="string">
            <text:p text:style-name="P15">El <text:span text:style-name="T6">carro se dirige a la estación o el nodo de destino.</text:span></text:p>
          </table:table-cell>
        </table:table-row>
        <table:table-row table:style-name="Taula18.4">
          <table:table-cell table:style-name="Taula18.A2" office:value-type="string">
            <text:p text:style-name="P19">transiting</text:p>
          </table:table-cell>
          <table:table-cell table:style-name="Taula18.B2" office:value-type="float" office:value="2">
            <text:p text:style-name="P15">2</text:p>
          </table:table-cell>
          <table:table-cell table:style-name="Taula18.A2" office:value-type="string">
            <text:p text:style-name="P19">El carro está efectuando el tránsito (load, transit, unload).</text:p>
          </table:table-cell>
        </table:table-row>
        <table:table-row table:style-name="Taula18.4">
          <table:table-cell table:style-name="Taula18.A5" office:value-type="string">
            <text:p text:style-name="P19">transit_done</text:p>
          </table:table-cell>
          <table:table-cell table:style-name="Taula18.B5" office:value-type="float" office:value="3">
            <text:p text:style-name="P15">3</text:p>
          </table:table-cell>
          <table:table-cell table:style-name="Taula18.C5" office:value-type="string">
            <text:p text:style-name="P19">El tránsito ha terminado.</text:p>
          </table:table-cell>
        </table:table-row>
      </table:table>
      <text:h text:style-name="P40" text:outline-level="3"><text:span text:style-name="T6">Cart_status</text:span>.</text:h>
      <text:p text:style-name="P34"><text:span text:style-name="T12">O</text:span> binario de los siguientes valores. <text:span text:style-name="T12">Aquí en</text:span> hexa, <text:span text:style-name="T12">pero en el mensaje se codifican en decimal.</text:span></text:p>
      <table:table table:name="Taula19" table:style-name="Taula19" table:template-name="Simple Grid Columns">
        <table:table-column table:style-name="Taula19.A"/>
        <table:table-column table:style-name="Taula19.B"/>
        <table:table-column table:style-name="Taula19.C"/>
        <table:table-row>
          <table:table-cell table:style-name="Taula19.A1" office:value-type="string">
            <text:p text:style-name="P15">Nombre</text:p>
          </table:table-cell>
          <table:table-cell table:style-name="Taula19.B1" office:value-type="string">
            <text:p text:style-name="P15">Valor</text:p>
          </table:table-cell>
          <table:table-cell table:style-name="Taula19.A1" office:value-type="string">
            <text:p text:style-name="P9">Descripción</text:p>
          </table:table-cell>
        </table:table-row>
        <table:table-row>
          <table:table-cell table:style-name="Taula19.A2" office:value-type="string">
            <text:p text:style-name="P19">none</text:p>
          </table:table-cell>
          <table:table-cell table:style-name="Taula19.B2" office:value-type="string">
            <text:p text:style-name="P15"><text:span text:style-name="T6">x0000</text:span>0</text:p>
          </table:table-cell>
          <table:table-cell table:style-name="Taula19.A2" office:value-type="string">
            <text:p text:style-name="P19">Ningún bit activo.</text:p>
          </table:table-cell>
        </table:table-row>
        <table:table-row>
          <table:table-cell table:style-name="Taula19.A2" office:value-type="string">
            <text:p text:style-name="P19">cart_error</text:p>
          </table:table-cell>
          <table:table-cell table:style-name="Taula19.B2" office:value-type="string">
            <text:p text:style-name="P19">0x0001</text:p>
          </table:table-cell>
          <table:table-cell table:style-name="Taula19.A2" office:value-type="string">
            <text:p text:style-name="P15">El <text:span text:style-name="T6">carro no puede ser usado. Se requiere intervención manual.</text:span></text:p>
          </table:table-cell>
        </table:table-row>
        <table:table-row table:style-name="Taula19.4">
          <table:table-cell table:style-name="Taula19.A2" office:value-type="string">
            <text:p text:style-name="P19">hook_error</text:p>
          </table:table-cell>
          <table:table-cell table:style-name="Taula19.B2" office:value-type="string">
            <text:p text:style-name="P19">0x0002</text:p>
          </table:table-cell>
          <table:table-cell table:style-name="Taula19.A2" office:value-type="string">
            <text:p text:style-name="P19">Idem referido al hook.</text:p>
          </table:table-cell>
        </table:table-row>
        <table:table-row table:style-name="Taula19.4">
          <table:table-cell table:style-name="Taula19.A2" office:value-type="string">
            <text:p text:style-name="P19">warning</text:p>
          </table:table-cell>
          <table:table-cell table:style-name="Taula19.B2" office:value-type="string">
            <text:p text:style-name="P19">0x0004</text:p>
          </table:table-cell>
          <table:table-cell table:style-name="Taula19.A2" office:value-type="string">
            <text:p text:style-name="P19">Problema transitorio (pulsador de paro, seta de emergencia, etc.). Cuando se restablezca continuará funcionando normalmente.</text:p>
          </table:table-cell>
        </table:table-row>
        <table:table-row table:style-name="Taula19.4">
          <table:table-cell table:style-name="Taula19.A2" office:value-type="string">
            <text:p text:style-name="P19">paused</text:p>
          </table:table-cell>
          <table:table-cell table:style-name="Taula19.B2" office:value-type="string">
            <text:p text:style-name="P19">0x0008</text:p>
          </table:table-cell>
          <table:table-cell table:style-name="Taula19.A2" office:value-type="string">
            <text:p text:style-name="P19">Movimiento pausado desde el gateway. Cuando se reactive continuará normalmente.</text:p>
          </table:table-cell>
        </table:table-row>
        <table:table-row table:style-name="Taula19.4">
          <table:table-cell table:style-name="Taula19.A2" office:value-type="string">
            <text:p text:style-name="P19">manual_mode</text:p>
          </table:table-cell>
          <table:table-cell table:style-name="Taula19.B2" office:value-type="string">
            <text:p text:style-name="P19">0x0010</text:p>
          </table:table-cell>
          <table:table-cell table:style-name="Taula19.A2" office:value-type="string">
            <text:p text:style-name="P19">Movimiento manual controlado desde el gateway.</text:p>
          </table:table-cell>
        </table:table-row>
        <table:table-row table:style-name="Taula19.4">
          <table:table-cell table:style-name="Taula19.A2" office:value-type="string">
            <text:p text:style-name="P19">maintenance</text:p>
          </table:table-cell>
          <table:table-cell table:style-name="Taula19.B2" office:value-type="string">
            <text:p text:style-name="P19">0x0020</text:p>
          </table:table-cell>
          <table:table-cell table:style-name="Taula19.A2" office:value-type="string">
            <text:p text:style-name="P19">El carro no acepta nuevos tránsitos. Si no hay otra condición que lo impida continuará sirviendo el/los tránsito(s) que tiene asignado(s).</text:p>
          </table:table-cell>
        </table:table-row>
        <table:table-row table:style-name="Taula19.4">
          <table:table-cell table:style-name="Taula19.A2" office:value-type="string">
            <text:p text:style-name="P19">busy</text:p>
          </table:table-cell>
          <table:table-cell table:style-name="Taula19.B2" office:value-type="string">
            <text:p text:style-name="P19">0x0040</text:p>
          </table:table-cell>
          <table:table-cell table:style-name="Taula19.A2" office:value-type="string">
            <text:p text:style-name="P19">Se está sirviendo un tránsito.</text:p>
          </table:table-cell>
        </table:table-row>
        <table:table-row table:style-name="Taula19.4">
          <table:table-cell table:style-name="Taula19.A2" office:value-type="string">
            <text:p text:style-name="P19">ready</text:p>
          </table:table-cell>
          <table:table-cell table:style-name="Taula19.B2" office:value-type="string">
            <text:p text:style-name="P19">0x0080</text:p>
          </table:table-cell>
          <table:table-cell table:style-name="Taula19.A2" office:value-type="string">
            <text:p text:style-name="P19">El carro puede aceptar un nuevo tránsito. La combinación busy+ready es posible: indica que puede aceptar un nuevo tránsito para ser ejecutado después del actual.</text:p>
          </table:table-cell>
        </table:table-row>
        <table:table-row table:style-name="Taula19.4">
          <table:table-cell table:style-name="Taula19.A2" office:value-type="string">
            <text:p text:style-name="P19">parking</text:p>
          </table:table-cell>
          <table:table-cell table:style-name="Taula19.B2" office:value-type="string">
            <text:p text:style-name="P19">0x0100</text:p>
          </table:table-cell>
          <table:table-cell table:style-name="Taula19.A2" office:value-type="string">
            <text:p text:style-name="P19">El carro está en un zona de parking.</text:p>
          </table:table-cell>
        </table:table-row>
        <table:table-row table:style-name="Taula19.4">
          <table:table-cell table:style-name="Taula19.A2" office:value-type="string">
            <text:p text:style-name="P19">loaded</text:p>
          </table:table-cell>
          <table:table-cell table:style-name="Taula19.B2" office:value-type="string">
            <text:p text:style-name="P19">0x0200</text:p>
          </table:table-cell>
          <table:table-cell table:style-name="Taula19.A2" office:value-type="string">
            <text:p text:style-name="P19">Hay carga en el hook. Si el hook no puede detectar la presencia de carga es una suposición basada en el último tránsito.</text:p>
          </table:table-cell>
        </table:table-row>
        <table:table-row table:style-name="Taula19.4">
          <table:table-cell table:style-name="Taula19.A2" office:value-type="string">
            <text:p text:style-name="P19">house_keeping</text:p>
          </table:table-cell>
          <table:table-cell table:style-name="Taula19.B2" office:value-type="string">
            <text:p text:style-name="P19">0x0400</text:p>
          </table:table-cell>
          <table:table-cell table:style-name="Taula19.A2" office:value-type="string">
            <text:p text:style-name="P19">El carro está indisponible temporalmente. Desencadenado por un comando de ‘idle_processing’ o equivalente desde el <text:soft-page-break/>gateway.</text:p>
          </table:table-cell>
        </table:table-row>
        <table:table-row table:style-name="Taula19.4">
          <table:table-cell table:style-name="Taula19.A14" office:value-type="string">
            <text:p text:style-name="P19">shutdown_ready</text:p>
          </table:table-cell>
          <table:table-cell table:style-name="Taula19.B14" office:value-type="string">
            <text:p text:style-name="P19">0x0800</text:p>
          </table:table-cell>
          <table:table-cell table:style-name="Taula19.A14" office:value-type="string">
            <text:p text:style-name="P19">Durante el apagado del circuito, el gateway envía una orden a todos los carros y espera a que tengan este estado antes de dar conformidad al apagado.</text:p>
          </table:table-cell>
        </table:table-row>
      </table:table>
      <text:h text:style-name="P41" text:outline-level="3"><text:span text:style-name="T7">Cart</text:span><text:span text:style-name="T6">_phase</text:span>.</text:h>
      <table:table table:name="Taula20" table:style-name="Taula20" table:template-name="Simple Grid Columns">
        <table:table-column table:style-name="Taula20.A"/>
        <table:table-column table:style-name="Taula20.B"/>
        <table:table-column table:style-name="Taula20.C"/>
        <table:table-row>
          <table:table-cell table:style-name="Taula20.A1" office:value-type="string">
            <text:p text:style-name="P16">Nombre</text:p>
          </table:table-cell>
          <table:table-cell table:style-name="Taula20.B1" office:value-type="string">
            <text:p text:style-name="P16">Valor</text:p>
          </table:table-cell>
          <table:table-cell table:style-name="Taula20.A1" office:value-type="string">
            <text:p text:style-name="P10">Descripción</text:p>
          </table:table-cell>
        </table:table-row>
        <table:table-row>
          <table:table-cell table:style-name="Taula20.A2" office:value-type="string">
            <text:p text:style-name="P20">none</text:p>
          </table:table-cell>
          <table:table-cell table:style-name="Taula20.B2" office:value-type="float" office:value="0">
            <text:p text:style-name="P16">0</text:p>
          </table:table-cell>
          <table:table-cell table:style-name="Taula20.A2" office:value-type="string">
            <text:p text:style-name="P22">Ningún tránsito en curso.</text:p>
          </table:table-cell>
        </table:table-row>
        <table:table-row>
          <table:table-cell table:style-name="Taula20.A2" office:value-type="string">
            <text:p text:style-name="P20">go_<text:span text:style-name="T7">load</text:span></text:p>
          </table:table-cell>
          <table:table-cell table:style-name="Taula20.B2" office:value-type="float" office:value="1">
            <text:p text:style-name="P16">1</text:p>
          </table:table-cell>
          <table:table-cell table:style-name="Taula20.A2" office:value-type="string">
            <text:p text:style-name="P16">El <text:span text:style-name="T6">carro se dirige a la estación </text:span><text:span text:style-name="T7">de carga.</text:span></text:p>
          </table:table-cell>
        </table:table-row>
        <table:table-row table:style-name="Taula20.4">
          <table:table-cell table:style-name="Taula20.A2" office:value-type="string">
            <text:p text:style-name="P22">loading</text:p>
          </table:table-cell>
          <table:table-cell table:style-name="Taula20.B2" office:value-type="float" office:value="2">
            <text:p text:style-name="P16">2</text:p>
          </table:table-cell>
          <table:table-cell table:style-name="Taula20.A2" office:value-type="string">
            <text:p text:style-name="P20">El carro está <text:span text:style-name="T7">cargando.</text:span></text:p>
          </table:table-cell>
        </table:table-row>
        <table:table-row table:style-name="Taula20.4">
          <table:table-cell table:style-name="Taula20.A2" office:value-type="string">
            <text:p text:style-name="P22">go_transit</text:p>
          </table:table-cell>
          <table:table-cell table:style-name="Taula20.B2" office:value-type="float" office:value="3">
            <text:p text:style-name="P22">3</text:p>
          </table:table-cell>
          <table:table-cell table:style-name="Taula20.A2" office:value-type="string">
            <text:p text:style-name="P22">El carro se dirige la la estación de tránsito.</text:p>
          </table:table-cell>
        </table:table-row>
        <table:table-row table:style-name="Taula20.4">
          <table:table-cell table:style-name="Taula20.A2" office:value-type="string">
            <text:p text:style-name="P22">transiting</text:p>
          </table:table-cell>
          <table:table-cell table:style-name="Taula20.B2" office:value-type="float" office:value="4">
            <text:p text:style-name="P22">4</text:p>
          </table:table-cell>
          <table:table-cell table:style-name="Taula20.A2" office:value-type="string">
            <text:p text:style-name="P22">El carro está efectuando el tránsito.</text:p>
          </table:table-cell>
        </table:table-row>
        <table:table-row table:style-name="Taula20.4">
          <table:table-cell table:style-name="Taula20.A2" office:value-type="string">
            <text:p text:style-name="P20">transit_done</text:p>
          </table:table-cell>
          <table:table-cell table:style-name="Taula20.B2" office:value-type="float" office:value="5">
            <text:p text:style-name="P22">5</text:p>
          </table:table-cell>
          <table:table-cell table:style-name="Taula20.A2" office:value-type="string">
            <text:p text:style-name="P20">El tránsito <text:span text:style-name="T7">(de cualquier tipo) </text:span>ha terminado.</text:p>
          </table:table-cell>
        </table:table-row>
        <table:table-row table:style-name="Taula20.4">
          <table:table-cell table:style-name="Taula20.A2" office:value-type="string">
            <text:p text:style-name="P22">go_unload</text:p>
          </table:table-cell>
          <table:table-cell table:style-name="Taula20.B2" office:value-type="float" office:value="6">
            <text:p text:style-name="P22">6</text:p>
          </table:table-cell>
          <table:table-cell table:style-name="Taula20.A2" office:value-type="string">
            <text:p text:style-name="P22">El carro se dirige a la estación de descarga.</text:p>
          </table:table-cell>
        </table:table-row>
        <table:table-row table:style-name="Taula20.4">
          <table:table-cell table:style-name="Taula20.A2" office:value-type="string">
            <text:p text:style-name="P22">unloading</text:p>
          </table:table-cell>
          <table:table-cell table:style-name="Taula20.B2" office:value-type="float" office:value="7">
            <text:p text:style-name="P22">7</text:p>
          </table:table-cell>
          <table:table-cell table:style-name="Taula20.A2" office:value-type="string">
            <text:p text:style-name="P22">El carro está descargando.</text:p>
          </table:table-cell>
        </table:table-row>
        <table:table-row table:style-name="Taula20.4">
          <table:table-cell table:style-name="Taula20.A2" office:value-type="string">
            <text:p text:style-name="P22">go_parking</text:p>
          </table:table-cell>
          <table:table-cell table:style-name="Taula20.B2" office:value-type="float" office:value="8">
            <text:p text:style-name="P22">8</text:p>
          </table:table-cell>
          <table:table-cell table:style-name="Taula20.A2" office:value-type="string">
            <text:p text:style-name="P22">El carro se dirige al parking solicitado.</text:p>
          </table:table-cell>
        </table:table-row>
        <table:table-row table:style-name="Taula20.4">
          <table:table-cell table:style-name="Taula20.A11" office:value-type="string">
            <text:p text:style-name="P22">go_node</text:p>
          </table:table-cell>
          <table:table-cell table:style-name="Taula20.B11" office:value-type="float" office:value="9">
            <text:p text:style-name="P22">9</text:p>
          </table:table-cell>
          <table:table-cell table:style-name="Taula20.C11" office:value-type="string">
            <text:p text:style-name="P22">El carro se dirige al nodo solicitado.</text:p>
          </table:table-cell>
        </table:table-row>
      </table:table>
      <text:h text:style-name="P41" text:outline-level="3"/>
      <text:h text:style-name="P41" text:outline-level="3"><text:span text:style-name="T7">Order_type</text:span>.</text:h>
      <text:p text:style-name="P36">Ver Order_type en “Tipos de Mensajes”.</text:p>
      <text:h text:style-name="P42" text:outline-level="3"><text:span text:style-name="T6">C</text:span><text:span text:style-name="T12">ircuit_check</text:span>.</text:h>
      <text:p text:style-name="P35"><text:span text:style-name="T12">O</text:span> binario de los siguientes valores. <text:span text:style-name="T12">Aquí en</text:span> hexa, <text:span text:style-name="T12">pero en el mensaje se codifican en decimal.</text:span></text:p>
      <table:table table:name="Taula21" table:style-name="Taula21" table:template-name="Simple Grid Columns">
        <table:table-column table:style-name="Taula21.A"/>
        <table:table-column table:style-name="Taula21.B"/>
        <table:table-column table:style-name="Taula21.C"/>
        <table:table-row>
          <table:table-cell table:style-name="Taula21.A1" office:value-type="string">
            <text:p text:style-name="P17">Nombre</text:p>
          </table:table-cell>
          <table:table-cell table:style-name="Taula21.B1" office:value-type="string">
            <text:p text:style-name="P17">Valor</text:p>
          </table:table-cell>
          <table:table-cell table:style-name="Taula21.A1" office:value-type="string">
            <text:p text:style-name="P11">Descripción</text:p>
          </table:table-cell>
        </table:table-row>
        <table:table-row>
          <table:table-cell table:style-name="Taula21.A2" office:value-type="string">
            <text:p text:style-name="P25">ok</text:p>
          </table:table-cell>
          <table:table-cell table:style-name="Taula21.B2" office:value-type="string">
            <text:p text:style-name="P17"><text:span text:style-name="T12">0x</text:span><text:span text:style-name="T6">000</text:span>0<text:span text:style-name="T12">00</text:span></text:p>
          </table:table-cell>
          <table:table-cell table:style-name="Taula21.A2" office:value-type="string">
            <text:p text:style-name="P21">Ning<text:span text:style-name="T12">una comprobación ha fallado.</text:span></text:p>
          </table:table-cell>
        </table:table-row>
        <table:table-row>
          <table:table-cell table:style-name="Taula21.A2" office:value-type="string">
            <text:p text:style-name="P21">cart_<text:span text:style-name="T12">lost</text:span></text:p>
          </table:table-cell>
          <table:table-cell table:style-name="Taula21.B2" office:value-type="string">
            <text:p text:style-name="P21">0x000<text:span text:style-name="T12">00</text:span>1</text:p>
          </table:table-cell>
          <table:table-cell table:style-name="Taula21.A2" office:value-type="string">
            <text:p text:style-name="P25">No hay comunicación con algún carro.</text:p>
          </table:table-cell>
        </table:table-row>
        <table:table-row table:style-name="Taula21.4">
          <table:table-cell table:style-name="Taula21.A2" office:value-type="string">
            <text:p text:style-name="P25">cart_wrong_platform_version</text:p>
          </table:table-cell>
          <table:table-cell table:style-name="Taula21.B2" office:value-type="string">
            <text:p text:style-name="P21">0x000<text:span text:style-name="T12">00</text:span>2</text:p>
          </table:table-cell>
          <table:table-cell table:style-name="Taula21.A2" office:value-type="string">
            <text:p text:style-name="P25">Carro(s) no actualizado(s). Imagen S.O.</text:p>
          </table:table-cell>
        </table:table-row>
        <table:table-row table:style-name="Taula21.4">
          <table:table-cell table:style-name="Taula21.A2" office:value-type="string">
            <text:p text:style-name="P25">cart_wrong_program_version</text:p>
          </table:table-cell>
          <table:table-cell table:style-name="Taula21.B2" office:value-type="string">
            <text:p text:style-name="P25">0x000004</text:p>
          </table:table-cell>
          <table:table-cell table:style-name="Taula21.A2" office:value-type="string">
            <text:p text:style-name="P25">Carro(s) no actualizado(s). Programa</text:p>
          </table:table-cell>
        </table:table-row>
        <table:table-row table:style-name="Taula21.4">
          <table:table-cell table:style-name="Taula21.A2" office:value-type="string">
            <text:p text:style-name="P25">cart_wrong_firmware_version</text:p>
          </table:table-cell>
          <table:table-cell table:style-name="Taula21.B2" office:value-type="string">
            <text:p text:style-name="P21">0x000<text:span text:style-name="T12">008</text:span></text:p>
          </table:table-cell>
          <table:table-cell table:style-name="Taula21.A2" office:value-type="string">
            <text:p text:style-name="P25">Carro(s) no actualizado(s). Firmware.</text:p>
          </table:table-cell>
        </table:table-row>
        <table:table-row table:style-name="Taula21.4">
          <table:table-cell table:style-name="Taula21.A2" office:value-type="string">
            <text:p text:style-name="P25">cart_wrong_map</text:p>
          </table:table-cell>
          <table:table-cell table:style-name="Taula21.B2" office:value-type="string">
            <text:p text:style-name="P21">0x000<text:span text:style-name="T12">010</text:span></text:p>
          </table:table-cell>
          <table:table-cell table:style-name="Taula21.A2" office:value-type="string">
            <text:p text:style-name="P25">Carro(s) no actualizado(s). Mapa.</text:p>
          </table:table-cell>
        </table:table-row>
        <table:table-row table:style-name="Taula21.4">
          <table:table-cell table:style-name="Taula21.A2" office:value-type="string">
            <text:p text:style-name="P25">emergency_armed</text:p>
          </table:table-cell>
          <table:table-cell table:style-name="Taula21.B2" office:value-type="string">
            <text:p text:style-name="P21">0x00<text:span text:style-name="T12">002</text:span>0</text:p>
          </table:table-cell>
          <table:table-cell table:style-name="Taula21.A2" office:value-type="string">
            <text:p text:style-name="P25">Seta de emergencia.</text:p>
          </table:table-cell>
        </table:table-row>
        <table:table-row table:style-name="Taula21.4">
          <table:table-cell table:style-name="Taula21.A2" office:value-type="string">
            <text:p text:style-name="P25">door_opening</text:p>
          </table:table-cell>
          <table:table-cell table:style-name="Taula21.B2" office:value-type="string">
            <text:p text:style-name="P21">0x00<text:span text:style-name="T12">004</text:span>0</text:p>
          </table:table-cell>
          <table:table-cell table:style-name="Taula21.A2" office:value-type="string">
            <text:p text:style-name="P25">Puerta del circuito va a ser abierta.</text:p>
          </table:table-cell>
        </table:table-row>
        <table:table-row table:style-name="Taula21.4">
          <table:table-cell table:style-name="Taula21.A2" office:value-type="string">
            <text:p text:style-name="P25">all_carts_no_power_frozen</text:p>
          </table:table-cell>
          <table:table-cell table:style-name="Taula21.B2" office:value-type="string">
            <text:p text:style-name="P21">0x0<text:span text:style-name="T12">00</text:span>0<text:span text:style-name="T12">8</text:span>0</text:p>
          </table:table-cell>
          <table:table-cell table:style-name="Taula21.A2" office:value-type="string">
            <text:p text:style-name="P25">Necesario para modo no_power_frozen.</text:p>
          </table:table-cell>
        </table:table-row>
        <table:table-row table:style-name="Taula21.4">
          <table:table-cell table:style-name="Taula21.A2" office:value-type="string">
            <text:p text:style-name="P25">cart_emergency</text:p>
          </table:table-cell>
          <table:table-cell table:style-name="Taula21.B2" office:value-type="string">
            <text:p text:style-name="P21">0x0<text:span text:style-name="T12">0010</text:span>0</text:p>
          </table:table-cell>
          <table:table-cell table:style-name="Taula21.A2" office:value-type="string">
            <text:p text:style-name="P25">Carro(s) en emergencia.</text:p>
          </table:table-cell>
        </table:table-row>
        <table:table-row table:style-name="Taula21.4">
          <table:table-cell table:style-name="Taula21.A2" office:value-type="string">
            <text:p text:style-name="P25">cart_unlocated</text:p>
          </table:table-cell>
          <table:table-cell table:style-name="Taula21.B2" office:value-type="string">
            <text:p text:style-name="P21">0x<text:span text:style-name="T12">00</text:span>0<text:span text:style-name="T12">2</text:span>00</text:p>
          </table:table-cell>
          <table:table-cell table:style-name="Taula21.A2" office:value-type="string">
            <text:p text:style-name="P25">Carro(s) deslocalizados.</text:p>
          </table:table-cell>
        </table:table-row>
        <table:table-row table:style-name="Taula21.4">
          <table:table-cell table:style-name="Taula21.A2" office:value-type="string">
            <text:p text:style-name="P25">cart_traffic_check_failed</text:p>
          </table:table-cell>
          <table:table-cell table:style-name="Taula21.B2" office:value-type="string">
            <text:p text:style-name="P21">0x0<text:span text:style-name="T12">004</text:span>00</text:p>
          </table:table-cell>
          <table:table-cell table:style-name="Taula21.A2" office:value-type="string">
            <text:p text:style-name="P25">Algún carro no comunica para control de tráfico.</text:p>
          </table:table-cell>
        </table:table-row>
        <table:table-row table:style-name="Taula21.4">
          <table:table-cell table:style-name="Taula21.A2" office:value-type="string">
            <text:p text:style-name="P25">door_open</text:p>
          </table:table-cell>
          <table:table-cell table:style-name="Taula21.B2" office:value-type="string">
            <text:p text:style-name="P21">0x<text:span text:style-name="T12">00</text:span>0<text:span text:style-name="T12">8</text:span>00</text:p>
          </table:table-cell>
          <table:table-cell table:style-name="Taula21.A2" office:value-type="string">
            <text:p text:style-name="P25">Puerta(s) abierta(s)</text:p>
          </table:table-cell>
        </table:table-row>
        <table:table-row table:style-name="Taula21.4">
          <table:table-cell table:style-name="Taula21.A2" office:value-type="string">
            <text:p text:style-name="P25">transport_interrupted</text:p>
          </table:table-cell>
          <table:table-cell table:style-name="Taula21.B2" office:value-type="string">
            <text:p text:style-name="P21">0x<text:span text:style-name="T12">0010</text:span>00</text:p>
          </table:table-cell>
          <table:table-cell table:style-name="Taula21.A2" office:value-type="string">
            <text:p text:style-name="P25">Un transporte asignado a un carro no está presente en el carro indicado.</text:p>
          </table:table-cell>
        </table:table-row>
        <table:table-row table:style-name="Taula21.4">
          <table:table-cell table:style-name="Taula21.A2" office:value-type="string">
            <text:p text:style-name="P25">overvoltage</text:p>
          </table:table-cell>
          <table:table-cell table:style-name="Taula21.B2" office:value-type="string">
            <text:p text:style-name="P21">0x<text:span text:style-name="T12">0020</text:span>00</text:p>
          </table:table-cell>
          <table:table-cell table:style-name="Taula21.A2" office:value-type="string">
            <text:p text:style-name="P25">Voltaje sobrepasa el límite.</text:p>
          </table:table-cell>
        </table:table-row>
        <table:table-row table:style-name="Taula21.4">
          <table:table-cell table:style-name="Taula21.A2" office:value-type="string">
            <text:p text:style-name="P25">undervoltage</text:p>
          </table:table-cell>
          <table:table-cell table:style-name="Taula21.B2" office:value-type="string">
            <text:p text:style-name="P21">0x<text:span text:style-name="T12">0040</text:span>00</text:p>
          </table:table-cell>
          <table:table-cell table:style-name="Taula21.A2" office:value-type="string">
            <text:p text:style-name="P25">Voltaje no alcanza el mínimo.</text:p>
          </table:table-cell>
        </table:table-row>
        <table:table-row table:style-name="Taula21.4">
          <table:table-cell table:style-name="Taula21.A2" office:value-type="string">
            <text:p text:style-name="P25">overcurrent</text:p>
          </table:table-cell>
          <table:table-cell table:style-name="Taula21.B2" office:value-type="string">
            <text:p text:style-name="P21">0x<text:span text:style-name="T12">0080</text:span>00</text:p>
          </table:table-cell>
          <table:table-cell table:style-name="Taula21.A2" office:value-type="string">
            <text:p text:style-name="P25">Amperaje supera el límite.</text:p>
          </table:table-cell>
        </table:table-row>
        <table:table-row table:style-name="Taula21.4">
          <table:table-cell table:style-name="Taula21.A2" office:value-type="string">
            <text:p text:style-name="P25">cart_wrong_powerboard_version</text:p>
          </table:table-cell>
          <table:table-cell table:style-name="Taula21.B2" office:value-type="string">
            <text:p text:style-name="P21">0x<text:span text:style-name="T12">0100</text:span>00</text:p>
          </table:table-cell>
          <table:table-cell table:style-name="Taula21.A2" office:value-type="string">
            <text:p text:style-name="P25">Carro(s) no actualizado(s). Firmware de powerboard.</text:p>
          </table:table-cell>
        </table:table-row>
        <table:table-row table:style-name="Taula21.20">
          <table:table-cell table:style-name="Taula21.A2" office:value-type="string">
            <text:p text:style-name="P25">power_supplies_fail</text:p>
          </table:table-cell>
          <table:table-cell table:style-name="Taula21.B2" office:value-type="string">
            <text:p text:style-name="P21">0x<text:span text:style-name="T12">0200</text:span>00</text:p>
          </table:table-cell>
          <table:table-cell table:style-name="Taula21.A2" office:value-type="string">
            <text:p text:style-name="P25">Fallo de fuentes de alimentación.</text:p>
          </table:table-cell>
        </table:table-row>
        <text:soft-page-break/>
        <table:table-row table:style-name="Taula21.20">
          <table:table-cell table:style-name="Taula21.A2" office:value-type="string">
            <text:p text:style-name="P25">battery_fault</text:p>
          </table:table-cell>
          <table:table-cell table:style-name="Taula21.B2" office:value-type="string">
            <text:p text:style-name="P21">0x<text:span text:style-name="T12">0400</text:span>00</text:p>
          </table:table-cell>
          <table:table-cell table:style-name="Taula21.A2" office:value-type="string">
            <text:p text:style-name="P25">Fallo de batería del circuito.</text:p>
          </table:table-cell>
        </table:table-row>
        <table:table-row table:style-name="Taula21.20">
          <table:table-cell table:style-name="Taula21.A2" office:value-type="string">
            <text:p text:style-name="P25">shutting_down</text:p>
          </table:table-cell>
          <table:table-cell table:style-name="Taula21.B2" office:value-type="string">
            <text:p text:style-name="P21">0x<text:span text:style-name="T12">0800</text:span>00</text:p>
          </table:table-cell>
          <table:table-cell table:style-name="Taula21.A2" office:value-type="string">
            <text:p text:style-name="P25">Apagando el sistema.</text:p>
          </table:table-cell>
        </table:table-row>
        <table:table-row table:style-name="Taula21.20">
          <table:table-cell table:style-name="Taula21.A2" office:value-type="string">
            <text:p text:style-name="P25">circuit_breaker_48v</text:p>
          </table:table-cell>
          <table:table-cell table:style-name="Taula21.B2" office:value-type="string">
            <text:p text:style-name="P21">0x<text:span text:style-name="T12">1000</text:span>00</text:p>
          </table:table-cell>
          <table:table-cell table:style-name="Taula21.A2" office:value-type="string">
            <text:p text:style-name="P25">Error de alimentación a 48V.</text:p>
          </table:table-cell>
        </table:table-row>
        <table:table-row table:style-name="Taula21.20">
          <table:table-cell table:style-name="Taula21.A24" office:value-type="string">
            <text:p text:style-name="P25">all_carts_shutdown_ready</text:p>
          </table:table-cell>
          <table:table-cell table:style-name="Taula21.B24" office:value-type="string">
            <text:p text:style-name="P21">0x<text:span text:style-name="T12">2000</text:span>00</text:p>
          </table:table-cell>
          <table:table-cell table:style-name="Taula21.A24" office:value-type="string">
            <text:p text:style-name="P25">Carros listos para el apagado.</text:p>
          </table:table-cell>
        </table:table-row>
      </table:table>
      <text:h text:style-name="P43" text:outline-level="3"><text:span text:style-name="T7">C</text:span><text:span text:style-name="T13">ircuit_mode</text:span>.</text:h>
      <table:table table:name="Taula22" table:style-name="Taula22" table:template-name="Simple Grid Columns">
        <table:table-column table:style-name="Taula22.A"/>
        <table:table-column table:style-name="Taula22.B"/>
        <table:table-column table:style-name="Taula22.C"/>
        <table:table-row>
          <table:table-cell table:style-name="Taula22.A1" office:value-type="string">
            <text:p text:style-name="P18">Nombre</text:p>
          </table:table-cell>
          <table:table-cell table:style-name="Taula22.B1" office:value-type="string">
            <text:p text:style-name="P18">Valor</text:p>
          </table:table-cell>
          <table:table-cell table:style-name="Taula22.A1" office:value-type="string">
            <text:p text:style-name="P12">Descripción</text:p>
          </table:table-cell>
        </table:table-row>
        <table:table-row>
          <table:table-cell table:style-name="Taula22.A2" office:value-type="string">
            <text:p text:style-name="P26">no_power_freezing</text:p>
          </table:table-cell>
          <table:table-cell table:style-name="Taula22.B2" office:value-type="float" office:value="0">
            <text:p text:style-name="P18">0</text:p>
          </table:table-cell>
          <table:table-cell table:style-name="Taula22.A2" office:value-type="string">
            <text:p text:style-name="P26">Esperando la detención de los carros para ‘no_power_frozen’</text:p>
          </table:table-cell>
        </table:table-row>
        <table:table-row>
          <table:table-cell table:style-name="Taula22.A2" office:value-type="string">
            <text:p text:style-name="P26">no_power_frozen</text:p>
          </table:table-cell>
          <table:table-cell table:style-name="Taula22.B2" office:value-type="float" office:value="1">
            <text:p text:style-name="P18">1</text:p>
          </table:table-cell>
          <table:table-cell table:style-name="Taula22.A2" office:value-type="string">
            <text:p text:style-name="P26">Carros detenidos. La(s) puerta(s) pueden ser abiertas.</text:p>
          </table:table-cell>
        </table:table-row>
        <table:table-row table:style-name="Taula22.4">
          <table:table-cell table:style-name="Taula22.A2" office:value-type="string">
            <text:p text:style-name="P26">init</text:p>
          </table:table-cell>
          <table:table-cell table:style-name="Taula22.B2" office:value-type="float" office:value="2">
            <text:p text:style-name="P18">2</text:p>
          </table:table-cell>
          <table:table-cell table:style-name="Taula22.A2" office:value-type="string">
            <text:p text:style-name="P26">Condición inicial.</text:p>
          </table:table-cell>
        </table:table-row>
        <table:table-row table:style-name="Taula22.4">
          <table:table-cell table:style-name="Taula22.A2" office:value-type="string">
            <text:p text:style-name="P26">manual</text:p>
          </table:table-cell>
          <table:table-cell table:style-name="Taula22.B2" office:value-type="float" office:value="3">
            <text:p text:style-name="P23">3</text:p>
          </table:table-cell>
          <table:table-cell table:style-name="Taula22.A2" office:value-type="string">
            <text:p text:style-name="P26">Solo control manual de los carros.</text:p>
          </table:table-cell>
        </table:table-row>
        <table:table-row table:style-name="Taula22.4">
          <table:table-cell table:style-name="Taula22.A2" office:value-type="string">
            <text:p text:style-name="P26">semi_automatic</text:p>
          </table:table-cell>
          <table:table-cell table:style-name="Taula22.B2" office:value-type="float" office:value="4">
            <text:p text:style-name="P23">4</text:p>
          </table:table-cell>
          <table:table-cell table:style-name="Taula22.A2" office:value-type="string">
            <text:p text:style-name="P26">No nuevos tránsitos. Los actuales continúan normalmente.</text:p>
          </table:table-cell>
        </table:table-row>
        <table:table-row table:style-name="Taula22.4">
          <table:table-cell table:style-name="Taula22.A2" office:value-type="string">
            <text:p text:style-name="P26">automatic</text:p>
          </table:table-cell>
          <table:table-cell table:style-name="Taula22.B2" office:value-type="float" office:value="5">
            <text:p text:style-name="P23">5</text:p>
          </table:table-cell>
          <table:table-cell table:style-name="Taula22.A2" office:value-type="string">
            <text:p text:style-name="P26">Funcionamiento normal.</text:p>
          </table:table-cell>
        </table:table-row>
        <table:table-row table:style-name="Taula22.4">
          <table:table-cell table:style-name="Taula22.A2" office:value-type="string">
            <text:p text:style-name="P26">shutdown_ready</text:p>
          </table:table-cell>
          <table:table-cell table:style-name="Taula22.B2" office:value-type="float" office:value="6">
            <text:p text:style-name="P26">6</text:p>
          </table:table-cell>
          <table:table-cell table:style-name="Taula22.A2" office:value-type="string">
            <text:p text:style-name="P26">Circuito listo para ser apagado.</text:p>
          </table:table-cell>
        </table:table-row>
        <table:table-row table:style-name="Taula22.4">
          <table:table-cell table:style-name="Taula22.A9" office:value-type="string">
            <text:p text:style-name="P26">shutting_down</text:p>
          </table:table-cell>
          <table:table-cell table:style-name="Taula22.B9" office:value-type="float" office:value="7">
            <text:p text:style-name="P26">7</text:p>
          </table:table-cell>
          <table:table-cell table:style-name="Taula22.C9" office:value-type="string">
            <text:p text:style-name="P23">E<text:span text:style-name="T13">sperando por carros no en shutdown_ready </text:span><text:span text:style-name="T14">antes de apagar</text:span><text:span text:style-name="T13">.</text:span></text:p>
          </table:table-cell>
        </table:table-row>
      </table:table>
      <text:h text:style-name="P43" text:outline-level="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ca" number:country="ES">
      <number:number number:min-integer-digits="1"/>
    </number:number-style>
    <number:text-style style:name="N10100" number:language="ca" number:country="ES">
      <number:text-content/>
    </number:text-style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style:style style:name="Simple_20_Grid_20_Columns.1" style:display-name="Simple Grid Columns.1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2" style:display-name="Simple Grid Columns.2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3" style:display-name="Simple Grid Columns.3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4" style:display-name="Simple Grid Columns.4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5" style:display-name="Simple Grid Columns.5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6" style:display-name="Simple Grid Columns.6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7" style:display-name="Simple Grid Columns.7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8" style:display-name="Simple Grid Columns.8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9" style:display-name="Simple Grid Columns.9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10" style:display-name="Simple Grid Columns.10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11" style:display-name="Simple Grid Columns.11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12" style:display-name="Simple Grid Columns.12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13" style:display-name="Simple Grid Columns.13" style:family="table-cell" style:data-style-name="N10100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14" style:display-name="Simple Grid Columns.14" style:family="table-cell" style:data-style-name="N10000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15" style:display-name="Simple Grid Columns.15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16" style:display-name="Simple Grid Columns.16" style:family="table-cell" style:data-style-name="N10000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30T14:11:48.676461051</meta:creation-date>
    <meta:editing-cycles>22</meta:editing-cycles>
    <meta:editing-duration>PT23H45M22S</meta:editing-duration>
    <dc:date>2024-05-07T15:39:09.940142852</dc:date>
    <meta:generator>LibreOffice/7.6.6.3$Linux_X86_64 LibreOffice_project/60$Build-3</meta:generator>
    <meta:document-statistic meta:table-count="26" meta:image-count="0" meta:object-count="0" meta:page-count="10" meta:paragraph-count="736" meta:word-count="2610" meta:character-count="16901" meta:non-whitespace-character-count="15012"/>
  </office:meta>
</office:document-meta>
</file>